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42.99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med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float" office:value="1516470452" calcext:value-type="float">
            <text:p>1516470452</text:p>
          </table:table-cell>
          <table:table-cell office:value-type="string" calcext:value-type="string">
            <text:p>2018-01-20</text:p>
          </table:table-cell>
          <table:table-cell office:value-type="string" calcext:value-type="string">
            <text:p>17:47:32</text:p>
          </table:table-cell>
          <table:table-cell office:value-type="float" office:value="505209" calcext:value-type="float">
            <text:p>5052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9d7f39c5ae033d26a976b0dba981f0f7c60bcf5e96df267ee78754c0d31d33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];7*24*60*60)" office:value-type="float" office:value="1516233600" calcext:value-type="float">
            <text:p>1516233600</text:p>
          </table:table-cell>
          <table:table-cell office:value-type="float" office:value="1516233600" calcext:value-type="float">
            <text:p>1516233600</text:p>
          </table:table-cell>
          <table:table-cell table:style-name="ce2" table:formula="of:=((([.J1]/60)/60)/24)+DATE(1970;1;1)" office:value-type="date" office:date-value="2018-01-18" calcext:value-type="date">
            <text:p>01/18/18</text:p>
          </table:table-cell>
          <table:table-cell table:number-matrix-columns-spanned="1" table:number-matrix-rows-spanned="71" table:formula="of:=FREQUENCY([.I1:.I234];[.J1:.J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263239" calcext:value-type="float">
            <text:p>1517263239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2:00:39</text:p>
          </table:table-cell>
          <table:table-cell office:value-type="float" office:value="506717" calcext:value-type="float">
            <text:p>50671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7af5417e18b4f5b1b329e2097a7a07a0ee4243bd651bb6015c18879c8dc638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];7*24*60*60)" office:value-type="float" office:value="1516838400" calcext:value-type="float">
            <text:p>1516838400</text:p>
          </table:table-cell>
          <table:table-cell table:formula="of:=[.J1]+7*24*60*60" office:value-type="float" office:value="1516838400" calcext:value-type="float">
            <text:p>1516838400</text:p>
          </table:table-cell>
          <table:table-cell table:style-name="ce2" table:formula="of:=((([.J2]/60)/60)/24)+DATE(1970;1;1)" office:value-type="date" office:date-value="2018-01-25" calcext:value-type="date">
            <text:p>01/2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028001" calcext:value-type="float">
            <text:p>1518028001</text:p>
          </table:table-cell>
          <table:table-cell office:value-type="string" calcext:value-type="string">
            <text:p>2018-02-07</text:p>
          </table:table-cell>
          <table:table-cell office:value-type="string" calcext:value-type="string">
            <text:p>18:26:41</text:p>
          </table:table-cell>
          <table:table-cell office:value-type="float" office:value="508132" calcext:value-type="float">
            <text:p>50813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9449af5962d02626bf8ef6129bdcb24d5a45d42bafb8825994959431bd508d7</text:p>
          </table:table-cell>
          <table:table-cell office:value-type="float" office:value="144" calcext:value-type="float">
            <text:p>144</text:p>
          </table:table-cell>
          <table:table-cell office:value-type="float" office:value="1255" calcext:value-type="float">
            <text:p>1255</text:p>
          </table:table-cell>
          <table:table-cell table:formula="of:=FLOOR([.A3];7*24*60*60)" office:value-type="float" office:value="1517443200" calcext:value-type="float">
            <text:p>1517443200</text:p>
          </table:table-cell>
          <table:table-cell table:formula="of:=[.J2]+7*24*60*60" office:value-type="float" office:value="1517443200" calcext:value-type="float">
            <text:p>1517443200</text:p>
          </table:table-cell>
          <table:table-cell table:style-name="ce2" table:formula="of:=((([.J3]/60)/60)/24)+DATE(1970;1;1)" office:value-type="date" office:date-value="2018-02-01" calcext:value-type="date">
            <text:p>02/01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238572" calcext:value-type="float">
            <text:p>1519238572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18:42:52</text:p>
          </table:table-cell>
          <table:table-cell office:value-type="float" office:value="510278" calcext:value-type="float">
            <text:p>51027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49e320bbce5e89e3f4ab4b9b50e775dfdfc16bb7da3aa4747d5da53bf289f5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4];7*24*60*60)" office:value-type="float" office:value="1518652800" calcext:value-type="float">
            <text:p>1518652800</text:p>
          </table:table-cell>
          <table:table-cell table:formula="of:=[.J3]+7*24*60*60" office:value-type="float" office:value="1518048000" calcext:value-type="float">
            <text:p>1518048000</text:p>
          </table:table-cell>
          <table:table-cell table:style-name="ce2" table:formula="of:=((([.J4]/60)/60)/24)+DATE(1970;1;1)" office:value-type="date" office:date-value="2018-02-08" calcext:value-type="date">
            <text:p>02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320578" calcext:value-type="float">
            <text:p>1519320578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17:29:38</text:p>
          </table:table-cell>
          <table:table-cell office:value-type="float" office:value="510431" calcext:value-type="float">
            <text:p>5104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8647606425efb19e559eed358494f9c1d36b5e2b0fe3a33081a9d17a54046e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table:formula="of:=FLOOR([.A5];7*24*60*60)" office:value-type="float" office:value="1519257600" calcext:value-type="float">
            <text:p>1519257600</text:p>
          </table:table-cell>
          <table:table-cell table:formula="of:=[.J4]+7*24*60*60" office:value-type="float" office:value="1518652800" calcext:value-type="float">
            <text:p>1518652800</text:p>
          </table:table-cell>
          <table:table-cell table:style-name="ce2" table:formula="of:=((([.J5]/60)/60)/24)+DATE(1970;1;1)" office:value-type="date" office:date-value="2018-02-15" calcext:value-type="date">
            <text:p>02/1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873125" calcext:value-type="float">
            <text:p>1519873125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02:58:45</text:p>
          </table:table-cell>
          <table:table-cell office:value-type="float" office:value="511407" calcext:value-type="float">
            <text:p>5114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fa00fe108ca211fa89d106eaeb0157163ef50ec21bf79e837ff32a0cad804d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];7*24*60*60)" office:value-type="float" office:value="1519862400" calcext:value-type="float">
            <text:p>1519862400</text:p>
          </table:table-cell>
          <table:table-cell table:formula="of:=[.J5]+7*24*60*60" office:value-type="float" office:value="1519257600" calcext:value-type="float">
            <text:p>1519257600</text:p>
          </table:table-cell>
          <table:table-cell table:style-name="ce2" table:formula="of:=((([.J6]/60)/60)/24)+DATE(1970;1;1)" office:value-type="date" office:date-value="2018-02-22" calcext:value-type="date">
            <text:p>02/22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369247" calcext:value-type="float">
            <text:p>1520369247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20:47:27</text:p>
          </table:table-cell>
          <table:table-cell office:value-type="float" office:value="512314" calcext:value-type="float">
            <text:p>51231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bb28ca2c7021ed6b1eb9f3e57eb8175e9dc94f3880ca8128fa7a380527a91f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7];7*24*60*60)" office:value-type="float" office:value="1519862400" calcext:value-type="float">
            <text:p>1519862400</text:p>
          </table:table-cell>
          <table:table-cell table:formula="of:=[.J6]+7*24*60*60" office:value-type="float" office:value="1519862400" calcext:value-type="float">
            <text:p>1519862400</text:p>
          </table:table-cell>
          <table:table-cell table:style-name="ce2" table:formula="of:=((([.J7]/60)/60)/24)+DATE(1970;1;1)" office:value-type="date" office:date-value="2018-03-01" calcext:value-type="date">
            <text:p>03/01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0976753" calcext:value-type="float">
            <text:p>1520976753</text:p>
          </table:table-cell>
          <table:table-cell office:value-type="string" calcext:value-type="string">
            <text:p>2018-03-13</text:p>
          </table:table-cell>
          <table:table-cell office:value-type="string" calcext:value-type="string">
            <text:p>21:32:33</text:p>
          </table:table-cell>
          <table:table-cell office:value-type="float" office:value="513402" calcext:value-type="float">
            <text:p>51340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d97454e66f4deaf9250d4aa8a2fd70a8e18102b220cec6fc1d3a22399e2f59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];7*24*60*60)" office:value-type="float" office:value="1520467200" calcext:value-type="float">
            <text:p>1520467200</text:p>
          </table:table-cell>
          <table:table-cell table:formula="of:=[.J7]+7*24*60*60" office:value-type="float" office:value="1520467200" calcext:value-type="float">
            <text:p>1520467200</text:p>
          </table:table-cell>
          <table:table-cell table:style-name="ce2" table:formula="of:=((([.J8]/60)/60)/24)+DATE(1970;1;1)" office:value-type="date" office:date-value="2018-03-08" calcext:value-type="date">
            <text:p>03/08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467124" calcext:value-type="float">
            <text:p>1521467124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13:45:24</text:p>
          </table:table-cell>
          <table:table-cell office:value-type="float" office:value="514251" calcext:value-type="float">
            <text:p>5142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e8bcfc00341e7bd56571314abbe083e4dcd348b214f5055730e066b50aad7aa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FLOOR([.A9];7*24*60*60)" office:value-type="float" office:value="1521072000" calcext:value-type="float">
            <text:p>1521072000</text:p>
          </table:table-cell>
          <table:table-cell table:formula="of:=[.J8]+7*24*60*60" office:value-type="float" office:value="1521072000" calcext:value-type="float">
            <text:p>1521072000</text:p>
          </table:table-cell>
          <table:table-cell table:style-name="ce2" table:formula="of:=((([.J9]/60)/60)/24)+DATE(1970;1;1)" office:value-type="date" office:date-value="2018-03-15" calcext:value-type="date">
            <text:p>03/1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753139" calcext:value-type="float">
            <text:p>1521753139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21:12:19</text:p>
          </table:table-cell>
          <table:table-cell office:value-type="float" office:value="514721" calcext:value-type="float">
            <text:p>5147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a45c439feb45d5f7da6bd810bdcf846956896d895743145de578ce3aa8b5ea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];7*24*60*60)" office:value-type="float" office:value="1521676800" calcext:value-type="float">
            <text:p>1521676800</text:p>
          </table:table-cell>
          <table:table-cell table:formula="of:=[.J9]+7*24*60*60" office:value-type="float" office:value="1521676800" calcext:value-type="float">
            <text:p>1521676800</text:p>
          </table:table-cell>
          <table:table-cell table:style-name="ce2" table:formula="of:=((([.J10]/60)/60)/24)+DATE(1970;1;1)" office:value-type="date" office:date-value="2018-03-22" calcext:value-type="date">
            <text:p>03/22/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21798105" calcext:value-type="float">
            <text:p>1521798105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09:41:45</text:p>
          </table:table-cell>
          <table:table-cell office:value-type="float" office:value="514773" calcext:value-type="float">
            <text:p>5147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5280df84c349f7dab37ab14f3ead5c7f832b1d24378de95f6c8a9ef3813a00a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1];7*24*60*60)" office:value-type="float" office:value="1521676800" calcext:value-type="float">
            <text:p>1521676800</text:p>
          </table:table-cell>
          <table:table-cell table:formula="of:=[.J10]+7*24*60*60" office:value-type="float" office:value="1522281600" calcext:value-type="float">
            <text:p>1522281600</text:p>
          </table:table-cell>
          <table:table-cell table:style-name="ce2" table:formula="of:=((([.J11]/60)/60)/24)+DATE(1970;1;1)" office:value-type="date" office:date-value="2018-03-29" calcext:value-type="date">
            <text:p>03/29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35132cba089fedf4ffc9d17138b58c7a68bb97544ced9a9c4bcd8cc5b5980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];7*24*60*60)" office:value-type="float" office:value="1521676800" calcext:value-type="float">
            <text:p>1521676800</text:p>
          </table:table-cell>
          <table:table-cell table:formula="of:=[.J11]+7*24*60*60" office:value-type="float" office:value="1522886400" calcext:value-type="float">
            <text:p>1522886400</text:p>
          </table:table-cell>
          <table:table-cell table:style-name="ce2" table:formula="of:=((([.J12]/60)/60)/24)+DATE(1970;1;1)" office:value-type="date" office:date-value="2018-04-05" calcext:value-type="date">
            <text:p>04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23f4a016e98e003ace087844c3511d969f11f86834c7b33e7de92a287feb3a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];7*24*60*60)" office:value-type="float" office:value="1521676800" calcext:value-type="float">
            <text:p>1521676800</text:p>
          </table:table-cell>
          <table:table-cell table:formula="of:=[.J12]+7*24*60*60" office:value-type="float" office:value="1523491200" calcext:value-type="float">
            <text:p>1523491200</text:p>
          </table:table-cell>
          <table:table-cell table:style-name="ce2" table:formula="of:=((([.J13]/60)/60)/24)+DATE(1970;1;1)" office:value-type="date" office:date-value="2018-04-12" calcext:value-type="date">
            <text:p>04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c4ce434983fbca9d00cdea2c34a70618394c119537afd2ece54e3512c4f6e1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];7*24*60*60)" office:value-type="float" office:value="1521676800" calcext:value-type="float">
            <text:p>1521676800</text:p>
          </table:table-cell>
          <table:table-cell table:formula="of:=[.J13]+7*24*60*60" office:value-type="float" office:value="1524096000" calcext:value-type="float">
            <text:p>1524096000</text:p>
          </table:table-cell>
          <table:table-cell table:style-name="ce2" table:formula="of:=((([.J14]/60)/60)/24)+DATE(1970;1;1)" office:value-type="date" office:date-value="2018-04-19" calcext:value-type="date">
            <text:p>04/1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8a436da2179fe617cedcbedcacc94c37ba33646093fc8f5ffb41d7a2f6911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];7*24*60*60)" office:value-type="float" office:value="1521676800" calcext:value-type="float">
            <text:p>1521676800</text:p>
          </table:table-cell>
          <table:table-cell table:formula="of:=[.J14]+7*24*60*60" office:value-type="float" office:value="1524700800" calcext:value-type="float">
            <text:p>1524700800</text:p>
          </table:table-cell>
          <table:table-cell table:style-name="ce2" table:formula="of:=((([.J15]/60)/60)/24)+DATE(1970;1;1)" office:value-type="date" office:date-value="2018-04-26" calcext:value-type="date">
            <text:p>04/2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3451434e5ccc07ca2d89238d3c88dd88b165441d5d36ce9af89952e130a0f1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];7*24*60*60)" office:value-type="float" office:value="1521676800" calcext:value-type="float">
            <text:p>1521676800</text:p>
          </table:table-cell>
          <table:table-cell table:formula="of:=[.J15]+7*24*60*60" office:value-type="float" office:value="1525305600" calcext:value-type="float">
            <text:p>1525305600</text:p>
          </table:table-cell>
          <table:table-cell table:style-name="ce2" table:formula="of:=((([.J16]/60)/60)/24)+DATE(1970;1;1)" office:value-type="date" office:date-value="2018-05-03" calcext:value-type="date">
            <text:p>05/03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8b4b9e57f200ef9c2b188f4034006892577fb916a259f16cccf45dc0b3f232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];7*24*60*60)" office:value-type="float" office:value="1521676800" calcext:value-type="float">
            <text:p>1521676800</text:p>
          </table:table-cell>
          <table:table-cell table:formula="of:=[.J16]+7*24*60*60" office:value-type="float" office:value="1525910400" calcext:value-type="float">
            <text:p>1525910400</text:p>
          </table:table-cell>
          <table:table-cell table:style-name="ce2" table:formula="of:=((([.J17]/60)/60)/24)+DATE(1970;1;1)" office:value-type="date" office:date-value="2018-05-10" calcext:value-type="date">
            <text:p>05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3937eae5de5685495b0909c3607ca54e2ab72e52f280437abdd53d52631c32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];7*24*60*60)" office:value-type="float" office:value="1521676800" calcext:value-type="float">
            <text:p>1521676800</text:p>
          </table:table-cell>
          <table:table-cell table:formula="of:=[.J17]+7*24*60*60" office:value-type="float" office:value="1526515200" calcext:value-type="float">
            <text:p>1526515200</text:p>
          </table:table-cell>
          <table:table-cell table:style-name="ce2" table:formula="of:=((([.J18]/60)/60)/24)+DATE(1970;1;1)" office:value-type="date" office:date-value="2018-05-17" calcext:value-type="date">
            <text:p>05/1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10aa19f4b910a7a7a83ba962c484315635bafc1692ef931a67c92779eafd6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];7*24*60*60)" office:value-type="float" office:value="1521676800" calcext:value-type="float">
            <text:p>1521676800</text:p>
          </table:table-cell>
          <table:table-cell table:formula="of:=[.J18]+7*24*60*60" office:value-type="float" office:value="1527120000" calcext:value-type="float">
            <text:p>1527120000</text:p>
          </table:table-cell>
          <table:table-cell table:style-name="ce2" table:formula="of:=((([.J19]/60)/60)/24)+DATE(1970;1;1)" office:value-type="date" office:date-value="2018-05-24" calcext:value-type="date">
            <text:p>05/2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b2eec3e1ccc4913392b089d164154a2e6ba31a0c6e4460b3103d4b8d86fa8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];7*24*60*60)" office:value-type="float" office:value="1521676800" calcext:value-type="float">
            <text:p>1521676800</text:p>
          </table:table-cell>
          <table:table-cell table:formula="of:=[.J19]+7*24*60*60" office:value-type="float" office:value="1527724800" calcext:value-type="float">
            <text:p>1527724800</text:p>
          </table:table-cell>
          <table:table-cell table:style-name="ce2" table:formula="of:=((([.J20]/60)/60)/24)+DATE(1970;1;1)" office:value-type="date" office:date-value="2018-05-31" calcext:value-type="date">
            <text:p>05/31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a63f7f8fcfb65aa67bae117aaee80aac0b2eaa2114e2231ada946a105f508a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];7*24*60*60)" office:value-type="float" office:value="1521676800" calcext:value-type="float">
            <text:p>1521676800</text:p>
          </table:table-cell>
          <table:table-cell table:formula="of:=[.J20]+7*24*60*60" office:value-type="float" office:value="1528329600" calcext:value-type="float">
            <text:p>1528329600</text:p>
          </table:table-cell>
          <table:table-cell table:style-name="ce2" table:formula="of:=((([.J21]/60)/60)/24)+DATE(1970;1;1)" office:value-type="date" office:date-value="2018-06-07" calcext:value-type="date">
            <text:p>06/07/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6b149089d48cd20e478fbe2279afc0b1238dbbf67930d613ec4512d6e7b4fd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2];7*24*60*60)" office:value-type="float" office:value="1521676800" calcext:value-type="float">
            <text:p>1521676800</text:p>
          </table:table-cell>
          <table:table-cell table:formula="of:=[.J21]+7*24*60*60" office:value-type="float" office:value="1528934400" calcext:value-type="float">
            <text:p>1528934400</text:p>
          </table:table-cell>
          <table:table-cell table:style-name="ce2" table:formula="of:=((([.J22]/60)/60)/24)+DATE(1970;1;1)" office:value-type="date" office:date-value="2018-06-14" calcext:value-type="date">
            <text:p>06/1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a4039379eba1967739747cd3d51489478fff51a5f46768c11856aa7c2070be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];7*24*60*60)" office:value-type="float" office:value="1521676800" calcext:value-type="float">
            <text:p>1521676800</text:p>
          </table:table-cell>
          <table:table-cell table:formula="of:=[.J22]+7*24*60*60" office:value-type="float" office:value="1529539200" calcext:value-type="float">
            <text:p>1529539200</text:p>
          </table:table-cell>
          <table:table-cell table:style-name="ce2" table:formula="of:=((([.J23]/60)/60)/24)+DATE(1970;1;1)" office:value-type="date" office:date-value="2018-06-21" calcext:value-type="date">
            <text:p>06/2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c0d380f9b4539fc3426e97215d4dd896ace222161e48674df791d654073660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4];7*24*60*60)" office:value-type="float" office:value="1521676800" calcext:value-type="float">
            <text:p>1521676800</text:p>
          </table:table-cell>
          <table:table-cell table:formula="of:=[.J23]+7*24*60*60" office:value-type="float" office:value="1530144000" calcext:value-type="float">
            <text:p>1530144000</text:p>
          </table:table-cell>
          <table:table-cell table:style-name="ce2" table:formula="of:=((([.J24]/60)/60)/24)+DATE(1970;1;1)" office:value-type="date" office:date-value="2018-06-28" calcext:value-type="date">
            <text:p>06/28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d512f4365cf1ea8fcfbe1992d858e9a03b21392bceca5b6f41efcc43dd10c4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5];7*24*60*60)" office:value-type="float" office:value="1521676800" calcext:value-type="float">
            <text:p>1521676800</text:p>
          </table:table-cell>
          <table:table-cell table:formula="of:=[.J24]+7*24*60*60" office:value-type="float" office:value="1530748800" calcext:value-type="float">
            <text:p>1530748800</text:p>
          </table:table-cell>
          <table:table-cell table:style-name="ce2" table:formula="of:=((([.J25]/60)/60)/24)+DATE(1970;1;1)" office:value-type="date" office:date-value="2018-07-05" calcext:value-type="date">
            <text:p>07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c1d2ad21a3690fce87df41aeb4071df47b942c1096042e0e209e900405c24a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6];7*24*60*60)" office:value-type="float" office:value="1521676800" calcext:value-type="float">
            <text:p>1521676800</text:p>
          </table:table-cell>
          <table:table-cell table:formula="of:=[.J25]+7*24*60*60" office:value-type="float" office:value="1531353600" calcext:value-type="float">
            <text:p>1531353600</text:p>
          </table:table-cell>
          <table:table-cell table:style-name="ce2" table:formula="of:=((([.J26]/60)/60)/24)+DATE(1970;1;1)" office:value-type="date" office:date-value="2018-07-12" calcext:value-type="date">
            <text:p>07/12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7f3e81833ca4adcfc150fb1f4dafab0f0bedf093e031504ab25cf8e887d68c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7];7*24*60*60)" office:value-type="float" office:value="1521676800" calcext:value-type="float">
            <text:p>1521676800</text:p>
          </table:table-cell>
          <table:table-cell table:formula="of:=[.J26]+7*24*60*60" office:value-type="float" office:value="1531958400" calcext:value-type="float">
            <text:p>1531958400</text:p>
          </table:table-cell>
          <table:table-cell table:style-name="ce2" table:formula="of:=((([.J27]/60)/60)/24)+DATE(1970;1;1)" office:value-type="date" office:date-value="2018-07-19" calcext:value-type="date">
            <text:p>07/19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d06be2f0bba3628f338f6f05a2f7f212d103bed5b35bc3e1fbf92842fd53d7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8];7*24*60*60)" office:value-type="float" office:value="1521676800" calcext:value-type="float">
            <text:p>1521676800</text:p>
          </table:table-cell>
          <table:table-cell table:formula="of:=[.J27]+7*24*60*60" office:value-type="float" office:value="1532563200" calcext:value-type="float">
            <text:p>1532563200</text:p>
          </table:table-cell>
          <table:table-cell table:style-name="ce2" table:formula="of:=((([.J28]/60)/60)/24)+DATE(1970;1;1)" office:value-type="date" office:date-value="2018-07-26" calcext:value-type="date">
            <text:p>07/26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6d48e8b13aa9db7eabdca19d1143a559973985ebcdf5f5eb5cc180d1da6a2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9];7*24*60*60)" office:value-type="float" office:value="1521676800" calcext:value-type="float">
            <text:p>1521676800</text:p>
          </table:table-cell>
          <table:table-cell table:formula="of:=[.J28]+7*24*60*60" office:value-type="float" office:value="1533168000" calcext:value-type="float">
            <text:p>1533168000</text:p>
          </table:table-cell>
          <table:table-cell table:style-name="ce2" table:formula="of:=((([.J29]/60)/60)/24)+DATE(1970;1;1)" office:value-type="date" office:date-value="2018-08-02" calcext:value-type="date">
            <text:p>08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9221466be25fa337d931e69d5d23b19bc0491ef05ab34ef8eba7de5d294155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0];7*24*60*60)" office:value-type="float" office:value="1521676800" calcext:value-type="float">
            <text:p>1521676800</text:p>
          </table:table-cell>
          <table:table-cell table:formula="of:=[.J29]+7*24*60*60" office:value-type="float" office:value="1533772800" calcext:value-type="float">
            <text:p>1533772800</text:p>
          </table:table-cell>
          <table:table-cell table:style-name="ce2" table:formula="of:=((([.J30]/60)/60)/24)+DATE(1970;1;1)" office:value-type="date" office:date-value="2018-08-09" calcext:value-type="date">
            <text:p>08/09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a454a571653f743b1bb4d48e593efc5bc5745630b5a34406ef7bb76c0e475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1];7*24*60*60)" office:value-type="float" office:value="1521676800" calcext:value-type="float">
            <text:p>1521676800</text:p>
          </table:table-cell>
          <table:table-cell table:formula="of:=[.J30]+7*24*60*60" office:value-type="float" office:value="1534377600" calcext:value-type="float">
            <text:p>1534377600</text:p>
          </table:table-cell>
          <table:table-cell table:style-name="ce2" table:formula="of:=((([.J31]/60)/60)/24)+DATE(1970;1;1)" office:value-type="date" office:date-value="2018-08-16" calcext:value-type="date">
            <text:p>08/16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a86f88247bfd8e90fae3efe9f1a579aa5120b45ea15ed17f644d8f0414dab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2];7*24*60*60)" office:value-type="float" office:value="1521676800" calcext:value-type="float">
            <text:p>1521676800</text:p>
          </table:table-cell>
          <table:table-cell table:formula="of:=[.J31]+7*24*60*60" office:value-type="float" office:value="1534982400" calcext:value-type="float">
            <text:p>1534982400</text:p>
          </table:table-cell>
          <table:table-cell table:style-name="ce2" table:formula="of:=((([.J32]/60)/60)/24)+DATE(1970;1;1)" office:value-type="date" office:date-value="2018-08-23" calcext:value-type="date">
            <text:p>08/23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3b32fa4e4c7026c0d9a9e7c9abaf5bb2c2a4c70360524579609f9b56d147da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3];7*24*60*60)" office:value-type="float" office:value="1521676800" calcext:value-type="float">
            <text:p>1521676800</text:p>
          </table:table-cell>
          <table:table-cell table:formula="of:=[.J32]+7*24*60*60" office:value-type="float" office:value="1535587200" calcext:value-type="float">
            <text:p>1535587200</text:p>
          </table:table-cell>
          <table:table-cell table:style-name="ce2" table:formula="of:=((([.J33]/60)/60)/24)+DATE(1970;1;1)" office:value-type="date" office:date-value="2018-08-30" calcext:value-type="date">
            <text:p>08/30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bf2d88f2e590bd00fabed90ca33e723eb581706c8ddd8a8cb8f2bcd209834d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4];7*24*60*60)" office:value-type="float" office:value="1521676800" calcext:value-type="float">
            <text:p>1521676800</text:p>
          </table:table-cell>
          <table:table-cell table:formula="of:=[.J33]+7*24*60*60" office:value-type="float" office:value="1536192000" calcext:value-type="float">
            <text:p>1536192000</text:p>
          </table:table-cell>
          <table:table-cell table:style-name="ce2" table:formula="of:=((([.J34]/60)/60)/24)+DATE(1970;1;1)" office:value-type="date" office:date-value="2018-09-06" calcext:value-type="date">
            <text:p>09/06/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788c69a77841f74022adefc22b492da760b99308c6f89a1d1e42760feb8500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5];7*24*60*60)" office:value-type="float" office:value="1521676800" calcext:value-type="float">
            <text:p>1521676800</text:p>
          </table:table-cell>
          <table:table-cell table:formula="of:=[.J34]+7*24*60*60" office:value-type="float" office:value="1536796800" calcext:value-type="float">
            <text:p>1536796800</text:p>
          </table:table-cell>
          <table:table-cell table:style-name="ce2" table:formula="of:=((([.J35]/60)/60)/24)+DATE(1970;1;1)" office:value-type="date" office:date-value="2018-09-13" calcext:value-type="date">
            <text:p>09/13/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dfb3c9c6f3a0eb927145db678f442900e947aa015636247dde315b443787b1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6];7*24*60*60)" office:value-type="float" office:value="1521676800" calcext:value-type="float">
            <text:p>1521676800</text:p>
          </table:table-cell>
          <table:table-cell table:formula="of:=[.J35]+7*24*60*60" office:value-type="float" office:value="1537401600" calcext:value-type="float">
            <text:p>1537401600</text:p>
          </table:table-cell>
          <table:table-cell table:style-name="ce2" table:formula="of:=((([.J36]/60)/60)/24)+DATE(1970;1;1)" office:value-type="date" office:date-value="2018-09-20" calcext:value-type="date">
            <text:p>09/20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1b5c3f8dd8d31df62d80f69cdc5f35b6e7978e0562682b6af363de644f4916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7];7*24*60*60)" office:value-type="float" office:value="1521676800" calcext:value-type="float">
            <text:p>1521676800</text:p>
          </table:table-cell>
          <table:table-cell table:formula="of:=[.J36]+7*24*60*60" office:value-type="float" office:value="1538006400" calcext:value-type="float">
            <text:p>1538006400</text:p>
          </table:table-cell>
          <table:table-cell table:style-name="ce2" table:formula="of:=((([.J37]/60)/60)/24)+DATE(1970;1;1)" office:value-type="date" office:date-value="2018-09-27" calcext:value-type="date">
            <text:p>09/27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ddd90e1fe1e4ccc71656d7eaa4a5dc31a1b590b2adbfeeddaff1da6bd6b3dc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8];7*24*60*60)" office:value-type="float" office:value="1521676800" calcext:value-type="float">
            <text:p>1521676800</text:p>
          </table:table-cell>
          <table:table-cell table:formula="of:=[.J37]+7*24*60*60" office:value-type="float" office:value="1538611200" calcext:value-type="float">
            <text:p>1538611200</text:p>
          </table:table-cell>
          <table:table-cell table:style-name="ce2" table:formula="of:=((([.J38]/60)/60)/24)+DATE(1970;1;1)" office:value-type="date" office:date-value="2018-10-04" calcext:value-type="date">
            <text:p>10/04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9200381ef29cb1155eff71473fb628180acb1352a9e197f872f71395be9dbc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9];7*24*60*60)" office:value-type="float" office:value="1521676800" calcext:value-type="float">
            <text:p>1521676800</text:p>
          </table:table-cell>
          <table:table-cell table:formula="of:=[.J38]+7*24*60*60" office:value-type="float" office:value="1539216000" calcext:value-type="float">
            <text:p>1539216000</text:p>
          </table:table-cell>
          <table:table-cell table:style-name="ce2" table:formula="of:=((([.J39]/60)/60)/24)+DATE(1970;1;1)" office:value-type="date" office:date-value="2018-10-11" calcext:value-type="date">
            <text:p>10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2c343ffbb99dabf94df8c1740bb6afe664b8e0ad70952229b539b7166eecaf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0];7*24*60*60)" office:value-type="float" office:value="1521676800" calcext:value-type="float">
            <text:p>1521676800</text:p>
          </table:table-cell>
          <table:table-cell table:formula="of:=[.J39]+7*24*60*60" office:value-type="float" office:value="1539820800" calcext:value-type="float">
            <text:p>1539820800</text:p>
          </table:table-cell>
          <table:table-cell table:style-name="ce2" table:formula="of:=((([.J40]/60)/60)/24)+DATE(1970;1;1)" office:value-type="date" office:date-value="2018-10-18" calcext:value-type="date">
            <text:p>10/18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70796" calcext:value-type="float">
            <text:p>1522170796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7:13:16</text:p>
          </table:table-cell>
          <table:table-cell office:value-type="float" office:value="515416" calcext:value-type="float">
            <text:p>51541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87e475953f0c577d2ff5d5b6899c4348a021a9e4ae69a3590e3ee8f78c8a09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FLOOR([.A41];7*24*60*60)" office:value-type="float" office:value="1521676800" calcext:value-type="float">
            <text:p>1521676800</text:p>
          </table:table-cell>
          <table:table-cell table:formula="of:=[.J40]+7*24*60*60" office:value-type="float" office:value="1540425600" calcext:value-type="float">
            <text:p>1540425600</text:p>
          </table:table-cell>
          <table:table-cell table:style-name="ce2" table:formula="of:=((([.J41]/60)/60)/24)+DATE(1970;1;1)" office:value-type="date" office:date-value="2018-10-25" calcext:value-type="date">
            <text:p>10/2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420696" calcext:value-type="float">
            <text:p>1522420696</text:p>
          </table:table-cell>
          <table:table-cell office:value-type="string" calcext:value-type="string">
            <text:p>2018-03-30</text:p>
          </table:table-cell>
          <table:table-cell office:value-type="string" calcext:value-type="string">
            <text:p>14:38:16</text:p>
          </table:table-cell>
          <table:table-cell office:value-type="float" office:value="515854" calcext:value-type="float">
            <text:p>51585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3267a35a4d6b472be0e24be3062174656a6548cf9ff832cf32fbdd59d7ec551</text:p>
          </table:table-cell>
          <table:table-cell office:value-type="float" office:value="144" calcext:value-type="float">
            <text:p>144</text:p>
          </table:table-cell>
          <table:table-cell office:value-type="float" office:value="5333" calcext:value-type="float">
            <text:p>5333</text:p>
          </table:table-cell>
          <table:table-cell table:formula="of:=FLOOR([.A42];7*24*60*60)" office:value-type="float" office:value="1522281600" calcext:value-type="float">
            <text:p>1522281600</text:p>
          </table:table-cell>
          <table:table-cell table:formula="of:=[.J41]+7*24*60*60" office:value-type="float" office:value="1541030400" calcext:value-type="float">
            <text:p>1541030400</text:p>
          </table:table-cell>
          <table:table-cell table:style-name="ce2" table:formula="of:=((([.J42]/60)/60)/24)+DATE(1970;1;1)" office:value-type="date" office:date-value="2018-11-01" calcext:value-type="date">
            <text:p>11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666468" calcext:value-type="float">
            <text:p>1522666468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10:54:28</text:p>
          </table:table-cell>
          <table:table-cell office:value-type="float" office:value="516267" calcext:value-type="float">
            <text:p>51626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a36fae887b16e83ca482a3c3d3142be201eb257cfd22539434dc51de56d37c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3];7*24*60*60)" office:value-type="float" office:value="1522281600" calcext:value-type="float">
            <text:p>1522281600</text:p>
          </table:table-cell>
          <table:table-cell table:formula="of:=[.J42]+7*24*60*60" office:value-type="float" office:value="1541635200" calcext:value-type="float">
            <text:p>1541635200</text:p>
          </table:table-cell>
          <table:table-cell table:style-name="ce2" table:formula="of:=((([.J43]/60)/60)/24)+DATE(1970;1;1)" office:value-type="date" office:date-value="2018-11-08" calcext:value-type="date">
            <text:p>11/08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462084" calcext:value-type="float">
            <text:p>1525462084</text:p>
          </table:table-cell>
          <table:table-cell office:value-type="string" calcext:value-type="string">
            <text:p>2018-05-04</text:p>
          </table:table-cell>
          <table:table-cell office:value-type="string" calcext:value-type="string">
            <text:p>19:28:04</text:p>
          </table:table-cell>
          <table:table-cell office:value-type="float" office:value="521220" calcext:value-type="float">
            <text:p>52122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e8c50f17902f3f5ca8f96a69c81202a3d046c68770464f7d88debf96a5778d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4];7*24*60*60)" office:value-type="float" office:value="1525305600" calcext:value-type="float">
            <text:p>1525305600</text:p>
          </table:table-cell>
          <table:table-cell table:formula="of:=[.J43]+7*24*60*60" office:value-type="float" office:value="1542240000" calcext:value-type="float">
            <text:p>1542240000</text:p>
          </table:table-cell>
          <table:table-cell table:style-name="ce2" table:formula="of:=((([.J44]/60)/60)/24)+DATE(1970;1;1)" office:value-type="date" office:date-value="2018-11-15" calcext:value-type="date">
            <text:p>11/1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547600" calcext:value-type="float">
            <text:p>1525547600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19:13:20</text:p>
          </table:table-cell>
          <table:table-cell office:value-type="float" office:value="521359" calcext:value-type="float">
            <text:p>5213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1d489fff74c7d2690831dbfd8d67ca349b59da3e730135505a775a408fced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5];7*24*60*60)" office:value-type="float" office:value="1525305600" calcext:value-type="float">
            <text:p>1525305600</text:p>
          </table:table-cell>
          <table:table-cell table:formula="of:=[.J44]+7*24*60*60" office:value-type="float" office:value="1542844800" calcext:value-type="float">
            <text:p>1542844800</text:p>
          </table:table-cell>
          <table:table-cell table:style-name="ce2" table:formula="of:=((([.J45]/60)/60)/24)+DATE(1970;1;1)" office:value-type="date" office:date-value="2018-11-22" calcext:value-type="date">
            <text:p>11/2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547600" calcext:value-type="float">
            <text:p>1525547600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19:13:20</text:p>
          </table:table-cell>
          <table:table-cell office:value-type="float" office:value="521359" calcext:value-type="float">
            <text:p>5213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448d0d2e3b8858c4806a95ea06b1be849afd4d912373d536e032b1212cbdbf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46];7*24*60*60)" office:value-type="float" office:value="1525305600" calcext:value-type="float">
            <text:p>1525305600</text:p>
          </table:table-cell>
          <table:table-cell table:formula="of:=[.J45]+7*24*60*60" office:value-type="float" office:value="1543449600" calcext:value-type="float">
            <text:p>1543449600</text:p>
          </table:table-cell>
          <table:table-cell table:style-name="ce2" table:formula="of:=((([.J46]/60)/60)/24)+DATE(1970;1;1)" office:value-type="date" office:date-value="2018-11-29" calcext:value-type="date">
            <text:p>11/29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869833" calcext:value-type="float">
            <text:p>1525869833</text:p>
          </table:table-cell>
          <table:table-cell office:value-type="string" calcext:value-type="string">
            <text:p>2018-05-09</text:p>
          </table:table-cell>
          <table:table-cell office:value-type="string" calcext:value-type="string">
            <text:p>12:43:53</text:p>
          </table:table-cell>
          <table:table-cell office:value-type="float" office:value="521907" calcext:value-type="float">
            <text:p>5219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98b5f9277e3fd15046f12b401d03e79fccc6c4ffe18871e7d2575ddce73107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7];7*24*60*60)" office:value-type="float" office:value="1525305600" calcext:value-type="float">
            <text:p>1525305600</text:p>
          </table:table-cell>
          <table:table-cell table:formula="of:=[.J46]+7*24*60*60" office:value-type="float" office:value="1544054400" calcext:value-type="float">
            <text:p>1544054400</text:p>
          </table:table-cell>
          <table:table-cell table:style-name="ce2" table:formula="of:=((([.J47]/60)/60)/24)+DATE(1970;1;1)" office:value-type="date" office:date-value="2018-12-06" calcext:value-type="date">
            <text:p>12/06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960989" calcext:value-type="float">
            <text:p>1527960989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17:36:29</text:p>
          </table:table-cell>
          <table:table-cell office:value-type="float" office:value="525644" calcext:value-type="float">
            <text:p>52564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74d0ede91378614137a65743ec6ced78bf6b5a7e287e0f39cb97cd550f7ef7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8];7*24*60*60)" office:value-type="float" office:value="1527724800" calcext:value-type="float">
            <text:p>1527724800</text:p>
          </table:table-cell>
          <table:table-cell table:formula="of:=[.J47]+7*24*60*60" office:value-type="float" office:value="1544659200" calcext:value-type="float">
            <text:p>1544659200</text:p>
          </table:table-cell>
          <table:table-cell table:style-name="ce2" table:formula="of:=((([.J48]/60)/60)/24)+DATE(1970;1;1)" office:value-type="date" office:date-value="2018-12-13" calcext:value-type="date">
            <text:p>12/1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099784" calcext:value-type="float">
            <text:p>1528099784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08:09:44</text:p>
          </table:table-cell>
          <table:table-cell office:value-type="float" office:value="525900" calcext:value-type="float">
            <text:p>5259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36d4a9c67b2aef67df79e7a4527df49d852c300e506ab2d5f5560a47ab06b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9];7*24*60*60)" office:value-type="float" office:value="1527724800" calcext:value-type="float">
            <text:p>1527724800</text:p>
          </table:table-cell>
          <table:table-cell table:formula="of:=[.J48]+7*24*60*60" office:value-type="float" office:value="1545264000" calcext:value-type="float">
            <text:p>1545264000</text:p>
          </table:table-cell>
          <table:table-cell table:style-name="ce2" table:formula="of:=((([.J49]/60)/60)/24)+DATE(1970;1;1)" office:value-type="date" office:date-value="2018-12-20" calcext:value-type="date">
            <text:p>12/20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8471953" calcext:value-type="float">
            <text:p>1528471953</text:p>
          </table:table-cell>
          <table:table-cell office:value-type="string" calcext:value-type="string">
            <text:p>2018-06-08</text:p>
          </table:table-cell>
          <table:table-cell office:value-type="string" calcext:value-type="string">
            <text:p>15:32:33</text:p>
          </table:table-cell>
          <table:table-cell office:value-type="float" office:value="526596" calcext:value-type="float">
            <text:p>52659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f492934c310896ea772e8062d96c61ea524853b92726d9e37aab3152819844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50];7*24*60*60)" office:value-type="float" office:value="1528329600" calcext:value-type="float">
            <text:p>1528329600</text:p>
          </table:table-cell>
          <table:table-cell table:formula="of:=[.J49]+7*24*60*60" office:value-type="float" office:value="1545868800" calcext:value-type="float">
            <text:p>1545868800</text:p>
          </table:table-cell>
          <table:table-cell table:style-name="ce2" table:formula="of:=((([.J50]/60)/60)/24)+DATE(1970;1;1)" office:value-type="date" office:date-value="2018-12-27" calcext:value-type="date">
            <text:p>12/27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8892891" calcext:value-type="float">
            <text:p>1528892891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12:28:11</text:p>
          </table:table-cell>
          <table:table-cell office:value-type="float" office:value="527276" calcext:value-type="float">
            <text:p>52727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da5e5dba5e793d50820c2275dab74912b121c8b7e34ce32a9dbfd4567a9bf8e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51];7*24*60*60)" office:value-type="float" office:value="1528329600" calcext:value-type="float">
            <text:p>1528329600</text:p>
          </table:table-cell>
          <table:table-cell table:formula="of:=[.J50]+7*24*60*60" office:value-type="float" office:value="1546473600" calcext:value-type="float">
            <text:p>1546473600</text:p>
          </table:table-cell>
          <table:table-cell table:style-name="ce2" table:formula="of:=((([.J51]/60)/60)/24)+DATE(1970;1;1)" office:value-type="date" office:date-value="2019-01-03" calcext:value-type="date">
            <text:p>01/03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8893608" calcext:value-type="float">
            <text:p>1528893608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12:40:08</text:p>
          </table:table-cell>
          <table:table-cell office:value-type="float" office:value="527279" calcext:value-type="float">
            <text:p>52727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72fdaaa00bfaa9a9d8e074b04aa38f13fa4df983bd1b678a515d03203bfa3b1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52];7*24*60*60)" office:value-type="float" office:value="1528329600" calcext:value-type="float">
            <text:p>1528329600</text:p>
          </table:table-cell>
          <table:table-cell table:formula="of:=[.J51]+7*24*60*60" office:value-type="float" office:value="1547078400" calcext:value-type="float">
            <text:p>1547078400</text:p>
          </table:table-cell>
          <table:table-cell table:style-name="ce2" table:formula="of:=((([.J52]/60)/60)/24)+DATE(1970;1;1)" office:value-type="date" office:date-value="2019-01-10" calcext:value-type="date">
            <text:p>01/10/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0375789" calcext:value-type="float">
            <text:p>1530375789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16:23:09</text:p>
          </table:table-cell>
          <table:table-cell office:value-type="float" office:value="529915" calcext:value-type="float">
            <text:p>52991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0abea46cca9638026d06ea6ca70f712707dd78e7fbcb348f4b06682546d179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3];7*24*60*60)" office:value-type="float" office:value="1530144000" calcext:value-type="float">
            <text:p>1530144000</text:p>
          </table:table-cell>
          <table:table-cell table:formula="of:=[.J52]+7*24*60*60" office:value-type="float" office:value="1547683200" calcext:value-type="float">
            <text:p>1547683200</text:p>
          </table:table-cell>
          <table:table-cell table:style-name="ce2" table:formula="of:=((([.J53]/60)/60)/24)+DATE(1970;1;1)" office:value-type="date" office:date-value="2019-01-17" calcext:value-type="date">
            <text:p>01/17/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0375789" calcext:value-type="float">
            <text:p>1530375789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16:23:09</text:p>
          </table:table-cell>
          <table:table-cell office:value-type="float" office:value="529915" calcext:value-type="float">
            <text:p>52991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886f119826dbc4fcb12719e83403afde17071323e558dfb186562d82dff28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4];7*24*60*60)" office:value-type="float" office:value="1530144000" calcext:value-type="float">
            <text:p>1530144000</text:p>
          </table:table-cell>
          <table:table-cell table:formula="of:=[.J53]+7*24*60*60" office:value-type="float" office:value="1548288000" calcext:value-type="float">
            <text:p>1548288000</text:p>
          </table:table-cell>
          <table:table-cell table:style-name="ce2" table:formula="of:=((([.J54]/60)/60)/24)+DATE(1970;1;1)" office:value-type="date" office:date-value="2019-01-24" calcext:value-type="date">
            <text:p>01/24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393997" calcext:value-type="float">
            <text:p>1530393997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21:26:37</text:p>
          </table:table-cell>
          <table:table-cell office:value-type="float" office:value="529946" calcext:value-type="float">
            <text:p>5299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3893f965c67860eef7f0fb3b4f0fe9de45b64e92fd7829af383b850083879ab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table:formula="of:=FLOOR([.A55];7*24*60*60)" office:value-type="float" office:value="1530144000" calcext:value-type="float">
            <text:p>1530144000</text:p>
          </table:table-cell>
          <table:table-cell table:formula="of:=[.J54]+7*24*60*60" office:value-type="float" office:value="1548892800" calcext:value-type="float">
            <text:p>1548892800</text:p>
          </table:table-cell>
          <table:table-cell table:style-name="ce2" table:formula="of:=((([.J55]/60)/60)/24)+DATE(1970;1;1)" office:value-type="date" office:date-value="2019-01-31" calcext:value-type="date">
            <text:p>01/31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0481908" calcext:value-type="float">
            <text:p>1530481908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21:51:48</text:p>
          </table:table-cell>
          <table:table-cell office:value-type="float" office:value="530095" calcext:value-type="float">
            <text:p>53009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a0819d060169701532a7e231598b33edfcf2f4360a0f53d0ddde4673f7477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6];7*24*60*60)" office:value-type="float" office:value="1530144000" calcext:value-type="float">
            <text:p>1530144000</text:p>
          </table:table-cell>
          <table:table-cell table:formula="of:=[.J55]+7*24*60*60" office:value-type="float" office:value="1549497600" calcext:value-type="float">
            <text:p>1549497600</text:p>
          </table:table-cell>
          <table:table-cell table:style-name="ce2" table:formula="of:=((([.J56]/60)/60)/24)+DATE(1970;1;1)" office:value-type="date" office:date-value="2019-02-07" calcext:value-type="date">
            <text:p>02/07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1759539" calcext:value-type="float">
            <text:p>153175953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16:45:39</text:p>
          </table:table-cell>
          <table:table-cell office:value-type="float" office:value="532172" calcext:value-type="float">
            <text:p>5321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3cfab7b726281065bacdefd1d750be218e1601dd1819972b44ea332da1940c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7];7*24*60*60)" office:value-type="float" office:value="1531353600" calcext:value-type="float">
            <text:p>1531353600</text:p>
          </table:table-cell>
          <table:table-cell table:formula="of:=[.J56]+7*24*60*60" office:value-type="float" office:value="1550102400" calcext:value-type="float">
            <text:p>1550102400</text:p>
          </table:table-cell>
          <table:table-cell table:style-name="ce2" table:formula="of:=((([.J57]/60)/60)/24)+DATE(1970;1;1)" office:value-type="date" office:date-value="2019-02-14" calcext:value-type="date">
            <text:p>02/14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2452751" calcext:value-type="float">
            <text:p>1532452751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17:19:11</text:p>
          </table:table-cell>
          <table:table-cell office:value-type="float" office:value="533474" calcext:value-type="float">
            <text:p>53347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07edb16b230cc2bab88e9eceb17e97dac81394c2a27d26ee4e6628b7688faa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8];7*24*60*60)" office:value-type="float" office:value="1531958400" calcext:value-type="float">
            <text:p>1531958400</text:p>
          </table:table-cell>
          <table:table-cell table:formula="of:=[.J57]+7*24*60*60" office:value-type="float" office:value="1550707200" calcext:value-type="float">
            <text:p>1550707200</text:p>
          </table:table-cell>
          <table:table-cell table:style-name="ce2" table:formula="of:=((([.J58]/60)/60)/24)+DATE(1970;1;1)" office:value-type="date" office:date-value="2019-02-21" calcext:value-type="date">
            <text:p>02/21/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2452751" calcext:value-type="float">
            <text:p>1532452751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17:19:11</text:p>
          </table:table-cell>
          <table:table-cell office:value-type="float" office:value="533474" calcext:value-type="float">
            <text:p>53347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09de23d7a71c2e7a2d498e29c6e6d424ef559ac7819d42cbcd6d933bb8eadd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59];7*24*60*60)" office:value-type="float" office:value="1531958400" calcext:value-type="float">
            <text:p>1531958400</text:p>
          </table:table-cell>
          <table:table-cell table:formula="of:=[.J58]+7*24*60*60" office:value-type="float" office:value="1551312000" calcext:value-type="float">
            <text:p>1551312000</text:p>
          </table:table-cell>
          <table:table-cell table:style-name="ce2" table:formula="of:=((([.J59]/60)/60)/24)+DATE(1970;1;1)" office:value-type="date" office:date-value="2019-02-28" calcext:value-type="date">
            <text:p>02/28/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064ab03f52c34ddfe40d259d145d2632a4364bdaa47a1ec4b2f2552cbda7b2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0];7*24*60*60)" office:value-type="float" office:value="1531958400" calcext:value-type="float">
            <text:p>1531958400</text:p>
          </table:table-cell>
          <table:table-cell table:formula="of:=[.J59]+7*24*60*60" office:value-type="float" office:value="1551916800" calcext:value-type="float">
            <text:p>1551916800</text:p>
          </table:table-cell>
          <table:table-cell table:style-name="ce2" table:formula="of:=((([.J60]/60)/60)/24)+DATE(1970;1;1)" office:value-type="date" office:date-value="2019-03-07" calcext:value-type="date">
            <text:p>03/07/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132010de59cffa8e76951c60e3d86940830f7fbb1e53720a5a6512a817a8b9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1];7*24*60*60)" office:value-type="float" office:value="1531958400" calcext:value-type="float">
            <text:p>1531958400</text:p>
          </table:table-cell>
          <table:table-cell table:formula="of:=[.J60]+7*24*60*60" office:value-type="float" office:value="1552521600" calcext:value-type="float">
            <text:p>1552521600</text:p>
          </table:table-cell>
          <table:table-cell table:style-name="ce2" table:formula="of:=((([.J61]/60)/60)/24)+DATE(1970;1;1)" office:value-type="date" office:date-value="2019-03-14" calcext:value-type="date">
            <text:p>03/14/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2eb71ed3b6ffcf6a4cdcdb6f2007641c41c15ab5c71e26e0ff5cd01bff6d4e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2];7*24*60*60)" office:value-type="float" office:value="1531958400" calcext:value-type="float">
            <text:p>1531958400</text:p>
          </table:table-cell>
          <table:table-cell table:formula="of:=[.J61]+7*24*60*60" office:value-type="float" office:value="1553126400" calcext:value-type="float">
            <text:p>1553126400</text:p>
          </table:table-cell>
          <table:table-cell table:style-name="ce2" table:formula="of:=((([.J62]/60)/60)/24)+DATE(1970;1;1)" office:value-type="date" office:date-value="2019-03-21" calcext:value-type="date">
            <text:p>03/21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e8e6376f3ab746ebf74475c560aa7e77e4468696d51e59014b6e0fc1821de3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3];7*24*60*60)" office:value-type="float" office:value="1532563200" calcext:value-type="float">
            <text:p>1532563200</text:p>
          </table:table-cell>
          <table:table-cell table:formula="of:=[.J62]+7*24*60*60" office:value-type="float" office:value="1553731200" calcext:value-type="float">
            <text:p>1553731200</text:p>
          </table:table-cell>
          <table:table-cell table:style-name="ce2" table:formula="of:=((([.J63]/60)/60)/24)+DATE(1970;1;1)" office:value-type="date" office:date-value="2019-03-28" calcext:value-type="date">
            <text:p>03/28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bc1168e58126250b900c432d5b8552646f5427d120080c6ce96d9f1a7d2f17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4];7*24*60*60)" office:value-type="float" office:value="1532563200" calcext:value-type="float">
            <text:p>1532563200</text:p>
          </table:table-cell>
          <table:table-cell table:formula="of:=[.J63]+7*24*60*60" office:value-type="float" office:value="1554336000" calcext:value-type="float">
            <text:p>1554336000</text:p>
          </table:table-cell>
          <table:table-cell table:style-name="ce2" table:formula="of:=((([.J64]/60)/60)/24)+DATE(1970;1;1)" office:value-type="date" office:date-value="2019-04-04" calcext:value-type="date">
            <text:p>04/04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a0f01f0fb34135e2b3e32d5b98c4b168cad9a0c4831a8edf53e80d9e1adaff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5];7*24*60*60)" office:value-type="float" office:value="1532563200" calcext:value-type="float">
            <text:p>1532563200</text:p>
          </table:table-cell>
          <table:table-cell table:formula="of:=[.J64]+7*24*60*60" office:value-type="float" office:value="1554940800" calcext:value-type="float">
            <text:p>1554940800</text:p>
          </table:table-cell>
          <table:table-cell table:style-name="ce2" table:formula="of:=((([.J65]/60)/60)/24)+DATE(1970;1;1)" office:value-type="date" office:date-value="2019-04-11" calcext:value-type="date">
            <text:p>04/11/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2f58bb09f6c6a4390b12b52adcc2e93b99f1cc538bc03a2aeed341ac2b195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6];7*24*60*60)" office:value-type="float" office:value="1532563200" calcext:value-type="float">
            <text:p>1532563200</text:p>
          </table:table-cell>
          <table:table-cell table:formula="of:=[.J65]+7*24*60*60" office:value-type="float" office:value="1555545600" calcext:value-type="float">
            <text:p>1555545600</text:p>
          </table:table-cell>
          <table:table-cell table:style-name="ce2" table:formula="of:=((([.J66]/60)/60)/24)+DATE(1970;1;1)" office:value-type="date" office:date-value="2019-04-18" calcext:value-type="date">
            <text:p>04/18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3846443" calcext:value-type="float">
            <text:p>1533846443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0:27:23</text:p>
          </table:table-cell>
          <table:table-cell office:value-type="float" office:value="535979" calcext:value-type="float">
            <text:p>53597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107d6e2a48e8832b4439b4e768c3ca2bf2bf66e0eeb75b03121e692114303e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67];7*24*60*60)" office:value-type="float" office:value="1533772800" calcext:value-type="float">
            <text:p>1533772800</text:p>
          </table:table-cell>
          <table:table-cell table:formula="of:=[.J66]+7*24*60*60" office:value-type="float" office:value="1556150400" calcext:value-type="float">
            <text:p>1556150400</text:p>
          </table:table-cell>
          <table:table-cell table:style-name="ce2" table:formula="of:=((([.J67]/60)/60)/24)+DATE(1970;1;1)" office:value-type="date" office:date-value="2019-04-25" calcext:value-type="date">
            <text:p>04/25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3851843" calcext:value-type="float">
            <text:p>1533851843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1:57:23</text:p>
          </table:table-cell>
          <table:table-cell office:value-type="float" office:value="535990" calcext:value-type="float">
            <text:p>53599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07b7becacb7c7e1c122bfacd8156775a48b776e400cc9cbc0b5dc29ea4cc20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FLOOR([.A68];7*24*60*60)" office:value-type="float" office:value="1533772800" calcext:value-type="float">
            <text:p>1533772800</text:p>
          </table:table-cell>
          <table:table-cell table:formula="of:=[.J67]+7*24*60*60" office:value-type="float" office:value="1556755200" calcext:value-type="float">
            <text:p>1556755200</text:p>
          </table:table-cell>
          <table:table-cell table:style-name="ce2" table:formula="of:=((([.J68]/60)/60)/24)+DATE(1970;1;1)" office:value-type="date" office:date-value="2019-05-02" calcext:value-type="date">
            <text:p>05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56649" calcext:value-type="float">
            <text:p>1533856649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3:17:29</text:p>
          </table:table-cell>
          <table:table-cell office:value-type="float" office:value="536001" calcext:value-type="float">
            <text:p>5360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08ab8ce6e875478e3212919601f0962e9ac4cb2b5374ebca803df563430b79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9];7*24*60*60)" office:value-type="float" office:value="1533772800" calcext:value-type="float">
            <text:p>1533772800</text:p>
          </table:table-cell>
          <table:table-cell table:formula="of:=[.J68]+7*24*60*60" office:value-type="float" office:value="1557360000" calcext:value-type="float">
            <text:p>1557360000</text:p>
          </table:table-cell>
          <table:table-cell table:style-name="ce2" table:formula="of:=((([.J69]/60)/60)/24)+DATE(1970;1;1)" office:value-type="date" office:date-value="2019-05-09" calcext:value-type="date">
            <text:p>05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56649" calcext:value-type="float">
            <text:p>1533856649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3:17:29</text:p>
          </table:table-cell>
          <table:table-cell office:value-type="float" office:value="536001" calcext:value-type="float">
            <text:p>5360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3018d4b1f117e7c48ea126e0240da5d12089872e9a036fae6433abf3b98d73b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0];7*24*60*60)" office:value-type="float" office:value="1533772800" calcext:value-type="float">
            <text:p>1533772800</text:p>
          </table:table-cell>
          <table:table-cell table:formula="of:=[.J69]+7*24*60*60" office:value-type="float" office:value="1557964800" calcext:value-type="float">
            <text:p>1557964800</text:p>
          </table:table-cell>
          <table:table-cell table:style-name="ce2" table:formula="of:=((([.J70]/60)/60)/24)+DATE(1970;1;1)" office:value-type="date" office:date-value="2019-05-16" calcext:value-type="date">
            <text:p>05/1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953766" calcext:value-type="float">
            <text:p>1533953766</text:p>
          </table:table-cell>
          <table:table-cell office:value-type="string" calcext:value-type="string">
            <text:p>2018-08-11</text:p>
          </table:table-cell>
          <table:table-cell office:value-type="string" calcext:value-type="string">
            <text:p>02:16:06</text:p>
          </table:table-cell>
          <table:table-cell office:value-type="float" office:value="536196" calcext:value-type="float">
            <text:p>53619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c65f7bdf1f1818624a360a6b1297d69c04e06080d9cb12b712b883ef497c4d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1];7*24*60*60)" office:value-type="float" office:value="1533772800" calcext:value-type="float">
            <text:p>153377280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584001" calcext:value-type="float">
            <text:p>1534584001</text:p>
          </table:table-cell>
          <table:table-cell office:value-type="string" calcext:value-type="string">
            <text:p>2018-08-18</text:p>
          </table:table-cell>
          <table:table-cell office:value-type="string" calcext:value-type="string">
            <text:p>09:20:01</text:p>
          </table:table-cell>
          <table:table-cell office:value-type="float" office:value="537322" calcext:value-type="float">
            <text:p>5373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e4d93fe36f890c82dd3445af804f9d41631119c375c751561f4bf1af5a003a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FLOOR([.A72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f8156dac3f07be052185cd92a30605fc927639cd80b31efb6cb7ad8c63c33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3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cd937625313f05d8d7d170cc5d64a02494869c023a7bb11df3f60333cb4437a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4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2ed86c214913f276ef26cd809f8c154abb6d8588512f95008726102fa62b69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5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5233054" calcext:value-type="float">
            <text:p>1535233054</text:p>
          </table:table-cell>
          <table:table-cell office:value-type="string" calcext:value-type="string">
            <text:p>2018-08-25</text:p>
          </table:table-cell>
          <table:table-cell office:value-type="string" calcext:value-type="string">
            <text:p>21:37:34</text:p>
          </table:table-cell>
          <table:table-cell office:value-type="float" office:value="538442" calcext:value-type="float">
            <text:p>53844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9c97bb7345942b24ae5d45ed78d97a0744569bf9c7d20de460f2544da79739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6];7*24*60*60)" office:value-type="float" office:value="1534982400" calcext:value-type="float">
            <text:p>1534982400</text:p>
          </table:table-cell>
          <table:table-cell table:number-columns-repeated="3"/>
        </table:table-row>
        <table:table-row table:style-name="ro1">
          <table:table-cell office:value-type="float" office:value="1535424053" calcext:value-type="float">
            <text:p>1535424053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02:40:53</text:p>
          </table:table-cell>
          <table:table-cell office:value-type="float" office:value="538834" calcext:value-type="float">
            <text:p>53883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13954569f176d8973a905ea48caedf0faef6ff83910549b6fc089dca66a0630</text:p>
          </table:table-cell>
          <table:table-cell office:value-type="float" office:value="144" calcext:value-type="float">
            <text:p>144</text:p>
          </table:table-cell>
          <table:table-cell office:value-type="float" office:value="2834" calcext:value-type="float">
            <text:p>2834</text:p>
          </table:table-cell>
          <table:table-cell table:formula="of:=FLOOR([.A77];7*24*60*60)" office:value-type="float" office:value="1534982400" calcext:value-type="float">
            <text:p>1534982400</text:p>
          </table:table-cell>
          <table:table-cell table:number-columns-repeated="3"/>
        </table:table-row>
        <table:table-row table:style-name="ro1">
          <table:table-cell office:value-type="float" office:value="1536149912" calcext:value-type="float">
            <text:p>1536149912</text:p>
          </table:table-cell>
          <table:table-cell office:value-type="string" calcext:value-type="string">
            <text:p>2018-09-05</text:p>
          </table:table-cell>
          <table:table-cell office:value-type="string" calcext:value-type="string">
            <text:p>12:18:32</text:p>
          </table:table-cell>
          <table:table-cell office:value-type="float" office:value="540047" calcext:value-type="float">
            <text:p>54004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7f6ef141d8e3fa18fe1d36ff19dbcfef47d5e0580239a26e2f7023f9cba54d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8];7*24*60*60)" office:value-type="float" office:value="1535587200" calcext:value-type="float">
            <text:p>1535587200</text:p>
          </table:table-cell>
          <table:table-cell table:number-columns-repeated="3"/>
        </table:table-row>
        <table:table-row table:style-name="ro1">
          <table:table-cell office:value-type="float" office:value="1536382418" calcext:value-type="float">
            <text:p>1536382418</text:p>
          </table:table-cell>
          <table:table-cell office:value-type="string" calcext:value-type="string">
            <text:p>2018-09-08</text:p>
          </table:table-cell>
          <table:table-cell office:value-type="string" calcext:value-type="string">
            <text:p>04:53:38</text:p>
          </table:table-cell>
          <table:table-cell office:value-type="float" office:value="540451" calcext:value-type="float">
            <text:p>5404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b1c6d3f689748939d59c72f686a944dcb095595c04ddce7803575d45055ffd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79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6705099" calcext:value-type="float">
            <text:p>1536705099</text:p>
          </table:table-cell>
          <table:table-cell office:value-type="string" calcext:value-type="string">
            <text:p>2018-09-11</text:p>
          </table:table-cell>
          <table:table-cell office:value-type="string" calcext:value-type="string">
            <text:p>22:31:39</text:p>
          </table:table-cell>
          <table:table-cell office:value-type="float" office:value="540988" calcext:value-type="float">
            <text:p>54098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9c2357eefb1d43a44d3a24806478d66defb98a54699a52e836bc54cc2139199</text:p>
          </table:table-cell>
          <table:table-cell office:value-type="float" office:value="144" calcext:value-type="float">
            <text:p>144</text:p>
          </table:table-cell>
          <table:table-cell office:value-type="float" office:value="5805" calcext:value-type="float">
            <text:p>5805</text:p>
          </table:table-cell>
          <table:table-cell table:formula="of:=FLOOR([.A80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6711696" calcext:value-type="float">
            <text:p>1536711696</text:p>
          </table:table-cell>
          <table:table-cell office:value-type="string" calcext:value-type="string">
            <text:p>2018-09-12</text:p>
          </table:table-cell>
          <table:table-cell office:value-type="string" calcext:value-type="string">
            <text:p>00:21:36</text:p>
          </table:table-cell>
          <table:table-cell office:value-type="float" office:value="541007" calcext:value-type="float">
            <text:p>5410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1dbd27ed5e948a363edfa3a26088b15711f85d5aaabf7a226140415a6a90af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1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7315879" calcext:value-type="float">
            <text:p>1537315879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1:19</text:p>
          </table:table-cell>
          <table:table-cell office:value-type="float" office:value="542009" calcext:value-type="float">
            <text:p>5420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126634d68dc165a5d02fd5b81239ea9f71cd0afb9b34111029b728e022398c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8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879" calcext:value-type="float">
            <text:p>1537315879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1:19</text:p>
          </table:table-cell>
          <table:table-cell office:value-type="float" office:value="542009" calcext:value-type="float">
            <text:p>5420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7ca7c0bf5adf673e75287f568a23d7b0a6dbfa613e14cb08ee955f78ef161e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8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acdc76a6ce216f167f2b6be6809163567b14955c3f4bc904634999db0c27bb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8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dc3f9452f515ac71783ed827f29bc2402b52d9240d4df18824ae81a5f03c76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ff10806b78b5a8cb9fb18a050a01e3a30328ec20f94de434d42b7ce5b66662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d191eaa95e8df9907494021d162271badc77fa06e860ef332885f49ffb2f11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77255a172b6beb309495ad1853a7da7274d4f9c8b15f191b7da6c514f23006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470ee214f2b2cbca6eae8f2dcc4d98a7241a609f06e8f1b40da1c3722861bd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FLOOR([.A8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9976c74f74c64f3fbc6beee0950d0c7b5e1e1208803a1ae8ffed7dbdb3b662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1d74954d82a06189650259d7af10ccd8fafcbaaf62f997dfde797109c12b24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5c7e4fac0702881e61287ac5ef1329cb5edd65690af73186f0a48745900934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30b4bf7f08b76a1aa5cbe6ae96721ee63df5da7b2b1ee4b4fdfdcdbc5630a5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9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df39ec198386d87fb9c24e120b3690470a74c4e0c443307dfa2b6eb271c635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7be50fcb788f91ff3ed829fc465e7ea9614314c15d72efef3d004ad0eb946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286d7f1bcbd5ffeab6825f010a7eda7c301ddeab0dbf4bc3e22c1ba3c9ad7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c322292109f5c7fe2792192447f6a7bd1743d148c50107f544035069375b7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49d03afa0a0efc8bee75afb2e44acdd2b37758c9a4c8b0cc182e60e668537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9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d4ca659fbcebe0fabe7a2d67d3d7bbe2646d2521b7beae53a29993a86028d7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88560cb712c8c0093a77cbaecc87277cc24c532a133ec6e246a78725c661f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018c6d5f2ef9d3e80dcf03f085ee7f57fada423fa027a5d15fe38a54726188b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f25b1b29cec6a98f0c9e59446bf6b1efa2890599c198832e97c30d99625c9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12e8b96b1eaf31df0393d114fecb39b4042eb7860c83c62521a1b54a829cd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e23a3c10d3ab71c1b164283ae488e62cc3b0c89f09d708bea06e6eafedb0ee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00223e6cd77c35feda5b29686d6ca5143add200632058d7ff622a2517ab57f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40123604db079bee0cc0009e06ff8563b5ccc091783375f55fe7269f20e33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f0a10b8d2f09cda2a5a5906cbee09b1a5a3bd470ae8c02f7c9aa4e474c0824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5bbadbbc7b1e40c9fceb6f16726f20c40dc82297a1d5f16fbd69f0a1a4985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FLOOR([.A10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088b65a4620a72b010108132c227f2d467b82c3d1fbfb23de9f15448649ad5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579874d9d38b314de85940a867cd03b7fec087a7b9e6b3ef7785eb8d1f6778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4343d6b67fe2a68cd677111b75aff6e6c4601b47a5b0470adc3a8d5d5627b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ba7ec937570ff5373827929a84efed56ea4b184418921ec5ccc0ffc1ade19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1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3dc48c7be398f6e6dbc6c2323af702f3d4ecd9bc701dc6e17ad37e56aa19ea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ae8f0ad12166714a0f532f1bfe164ffcbb4e4c8c737bfe7d9491b0535617cc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8609095170cc0691487549fa42a13a2f2147d94aee7f25290eac384d305edcc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FLOOR([.A11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cb2500f40b6aec48f2337aa2adfa1c60e4c5ba3746a3162a22b2dab58fc4ee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ddca829f2b53a0bd75a401a87b71dca459bd960e8e37bc2ef1c62d4436be30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f40327286bbf08d050d2600c680e15006c571f0df1fc9fe9ae5fea17708c3b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1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85960108e85d32bcb47f109650e713052f8167a37398ab8a9da5434b6b02e1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24f4ed65ea7d1afa0378613bac7e3bbf53e8f294e1c08238c20e4e5f660a12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0f6f5d70e609d436e507c133aec523a3b7191765bf5dc365344a85f7ebf62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2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eaf46229c93a8bb71fc1c55d623cdba17934b1b7017507acb0d4e0361be3a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8dc5e9b89a5bbd0b6e9043d821631426f4512c12f792c2d7d1e0e0f7999265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addef4dbb6eb0db2bb0895e6df279047a21e7b1c5c51c8551b21a43360eeb6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283d85b6cb966457622c0332eeac1fd1914be3bc86eb5bf0c483447815483a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cb5e43b8dafcb38b2804d8c48a12173666bbbddbb429c606dd09a72257602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c56c62d839c6d504059c41f8d63433616aebfdafbb48d2970f85f89eaca08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9b12506715316653d5d600eb1eb2feee09007dd5283a2b6d9ebbeb7800770b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69391d078a54c2ff3121703d306e4f69a902a67923b6ce27b9fc4baec8b95ef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formula="of:=FLOOR([.A12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b10b26b567b9fc4899a53177ec5f2794ff8c23250e2a20cc59a411e714d5c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34710" calcext:value-type="float">
            <text:p>1537334710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5:25:10</text:p>
          </table:table-cell>
          <table:table-cell office:value-type="float" office:value="542046" calcext:value-type="float">
            <text:p>5420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8b0ddf3442a57591c169a1e7f98d466cd1bceb1f29f49168b422b2a1e33d7ff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formula="of:=FLOOR([.A13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58267" calcext:value-type="float">
            <text:p>1537358267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11:57:47</text:p>
          </table:table-cell>
          <table:table-cell office:value-type="float" office:value="542082" calcext:value-type="float">
            <text:p>54208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80bf1a42231643955f9f9c0f00abd12f3c0b6c2496536d83608a704828610e5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table:formula="of:=FLOOR([.A13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484688" calcext:value-type="float">
            <text:p>1537484688</text:p>
          </table:table-cell>
          <table:table-cell office:value-type="string" calcext:value-type="string">
            <text:p>2018-09-20</text:p>
          </table:table-cell>
          <table:table-cell office:value-type="string" calcext:value-type="string">
            <text:p>23:04:48</text:p>
          </table:table-cell>
          <table:table-cell office:value-type="float" office:value="542312" calcext:value-type="float">
            <text:p>54231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fa208856f8528affba14a78adaa0354959360fa3c10d6698025918c4d8377f6</text:p>
          </table:table-cell>
          <table:table-cell office:value-type="float" office:value="180" calcext:value-type="float">
            <text:p>180</text:p>
          </table:table-cell>
          <table:table-cell office:value-type="float" office:value="303" calcext:value-type="float">
            <text:p>303</text:p>
          </table:table-cell>
          <table:table-cell table:formula="of:=FLOOR([.A133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647482" calcext:value-type="float">
            <text:p>1537647482</text:p>
          </table:table-cell>
          <table:table-cell office:value-type="string" calcext:value-type="string">
            <text:p>2018-09-22</text:p>
          </table:table-cell>
          <table:table-cell office:value-type="string" calcext:value-type="string">
            <text:p>20:18:02</text:p>
          </table:table-cell>
          <table:table-cell office:value-type="float" office:value="542597" calcext:value-type="float">
            <text:p>5425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d78f1afcd94086fc40a25d9aa8fd0f5f9aef2c3242fc4f1134ad7290255a538</text:p>
          </table:table-cell>
          <table:table-cell office:value-type="float" office:value="144" calcext:value-type="float">
            <text:p>144</text:p>
          </table:table-cell>
          <table:table-cell office:value-type="float" office:value="588" calcext:value-type="float">
            <text:p>588</text:p>
          </table:table-cell>
          <table:table-cell table:formula="of:=FLOOR([.A134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647841" calcext:value-type="float">
            <text:p>1537647841</text:p>
          </table:table-cell>
          <table:table-cell office:value-type="string" calcext:value-type="string">
            <text:p>2018-09-22</text:p>
          </table:table-cell>
          <table:table-cell office:value-type="string" calcext:value-type="string">
            <text:p>20:24:01</text:p>
          </table:table-cell>
          <table:table-cell office:value-type="float" office:value="542598" calcext:value-type="float">
            <text:p>54259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0a188d9630df1cf44ef3b49174316c6632414ce6f637868340280c2b7011788</text:p>
          </table:table-cell>
          <table:table-cell office:value-type="float" office:value="144" calcext:value-type="float">
            <text:p>144</text:p>
          </table:table-cell>
          <table:table-cell office:value-type="float" office:value="589" calcext:value-type="float">
            <text:p>589</text:p>
          </table:table-cell>
          <table:table-cell table:formula="of:=FLOOR([.A135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752958" calcext:value-type="float">
            <text:p>1537752958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01:35:58</text:p>
          </table:table-cell>
          <table:table-cell office:value-type="float" office:value="542770" calcext:value-type="float">
            <text:p>5427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5a4358166cc456ee13676ad1f9c34a6d5e5c44888d850f5d13c32fbf799d4c9</text:p>
          </table:table-cell>
          <table:table-cell office:value-type="float" office:value="180" calcext:value-type="float">
            <text:p>180</text:p>
          </table:table-cell>
          <table:table-cell office:value-type="float" office:value="761" calcext:value-type="float">
            <text:p>761</text:p>
          </table:table-cell>
          <table:table-cell table:formula="of:=FLOOR([.A136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906566" calcext:value-type="float">
            <text:p>1537906566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20:16:06</text:p>
          </table:table-cell>
          <table:table-cell office:value-type="float" office:value="543051" calcext:value-type="float">
            <text:p>5430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3986cb4859f7a7c6fe9721029c63539e086b3701c19613511d3dd09014a2e43</text:p>
          </table:table-cell>
          <table:table-cell office:value-type="float" office:value="144" calcext:value-type="float">
            <text:p>144</text:p>
          </table:table-cell>
          <table:table-cell office:value-type="float" office:value="1042" calcext:value-type="float">
            <text:p>1042</text:p>
          </table:table-cell>
          <table:table-cell table:formula="of:=FLOOR([.A137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8047190" calcext:value-type="float">
            <text:p>1538047190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11:19:50</text:p>
          </table:table-cell>
          <table:table-cell office:value-type="float" office:value="543283" calcext:value-type="float">
            <text:p>54328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9419ea5c3dfb864acdb6928c76964d8a2a91eb116a8ffafeac67ce67dd5a1a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8];7*24*60*60)" office:value-type="float" office:value="1538006400" calcext:value-type="float">
            <text:p>1538006400</text:p>
          </table:table-cell>
          <table:table-cell table:number-columns-repeated="3"/>
        </table:table-row>
        <table:table-row table:style-name="ro1">
          <table:table-cell office:value-type="float" office:value="1538410557" calcext:value-type="float">
            <text:p>1538410557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16:15:57</text:p>
          </table:table-cell>
          <table:table-cell office:value-type="float" office:value="543937" calcext:value-type="float">
            <text:p>54393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f2f5736cfecc13fe0fc9516496725be5c7b5a1a833c56a1ccf24b23f5564b7</text:p>
          </table:table-cell>
          <table:table-cell office:value-type="float" office:value="144" calcext:value-type="float">
            <text:p>144</text:p>
          </table:table-cell>
          <table:table-cell office:value-type="float" office:value="1928" calcext:value-type="float">
            <text:p>1928</text:p>
          </table:table-cell>
          <table:table-cell table:formula="of:=FLOOR([.A139];7*24*60*60)" office:value-type="float" office:value="1538006400" calcext:value-type="float">
            <text:p>1538006400</text:p>
          </table:table-cell>
          <table:table-cell table:number-columns-repeated="3"/>
        </table:table-row>
        <table:table-row table:style-name="ro1">
          <table:table-cell office:value-type="float" office:value="1539155558" calcext:value-type="float">
            <text:p>1539155558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07:12:38</text:p>
          </table:table-cell>
          <table:table-cell office:value-type="float" office:value="545131" calcext:value-type="float">
            <text:p>5451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6a1800b39b960836281b6408a1d5b7593cb323961eabfd4f190dbb080ec851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0];7*24*60*60)" office:value-type="float" office:value="1538611200" calcext:value-type="float">
            <text:p>1538611200</text:p>
          </table:table-cell>
          <table:table-cell table:number-columns-repeated="3"/>
        </table:table-row>
        <table:table-row table:style-name="ro1">
          <table:table-cell office:value-type="float" office:value="1540232314" calcext:value-type="float">
            <text:p>1540232314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18:18:34</text:p>
          </table:table-cell>
          <table:table-cell office:value-type="float" office:value="546892" calcext:value-type="float">
            <text:p>54689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d646ff0ad55bc38a76c18babaff138f9fa1a28d2c26cf8554b412bba5b4460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1];7*24*60*60)" office:value-type="float" office:value="1539820800" calcext:value-type="float">
            <text:p>1539820800</text:p>
          </table:table-cell>
          <table:table-cell table:number-columns-repeated="3"/>
        </table:table-row>
        <table:table-row table:style-name="ro1">
          <table:table-cell office:value-type="float" office:value="1540264497" calcext:value-type="float">
            <text:p>1540264497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03:14:57</text:p>
          </table:table-cell>
          <table:table-cell office:value-type="float" office:value="546959" calcext:value-type="float">
            <text:p>5469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b0ac8d8c39a7790c10b996d13147258e58baaf5c7fabe4c090c74a458a21d2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2];7*24*60*60)" office:value-type="float" office:value="1539820800" calcext:value-type="float">
            <text:p>1539820800</text:p>
          </table:table-cell>
          <table:table-cell table:number-columns-repeated="3"/>
        </table:table-row>
        <table:table-row table:style-name="ro1">
          <table:table-cell office:value-type="float" office:value="1540838649" calcext:value-type="float">
            <text:p>1540838649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18:44:09</text:p>
          </table:table-cell>
          <table:table-cell office:value-type="float" office:value="547863" calcext:value-type="float">
            <text:p>54786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d68e8d57cb9e4cf37bdf38fbbe7647b41170ea91a49fbc6f8ba8f6e9e3dec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3];7*24*60*60)" office:value-type="float" office:value="1540425600" calcext:value-type="float">
            <text:p>1540425600</text:p>
          </table:table-cell>
          <table:table-cell table:number-columns-repeated="3"/>
        </table:table-row>
        <table:table-row table:style-name="ro1">
          <table:table-cell office:value-type="float" office:value="1541965396" calcext:value-type="float">
            <text:p>1541965396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19:43:16</text:p>
          </table:table-cell>
          <table:table-cell office:value-type="float" office:value="549698" calcext:value-type="float">
            <text:p>54969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08163fbbc56444a5ef37a326bced2a0202d37913fde9d782486e4783f9945a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4];7*24*60*60)" office:value-type="float" office:value="1541635200" calcext:value-type="float">
            <text:p>1541635200</text:p>
          </table:table-cell>
          <table:table-cell table:number-columns-repeated="3"/>
        </table:table-row>
        <table:table-row table:style-name="ro1">
          <table:table-cell office:value-type="float" office:value="1543566326" calcext:value-type="float">
            <text:p>1543566326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08:25:26</text:p>
          </table:table-cell>
          <table:table-cell office:value-type="float" office:value="552017" calcext:value-type="float">
            <text:p>55201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1c2bd9f156dde8471185f857b7069d6518008da47fb9b76b9c537b17eb41b4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145];7*24*60*60)" office:value-type="float" office:value="1543449600" calcext:value-type="float">
            <text:p>1543449600</text:p>
          </table:table-cell>
          <table:table-cell table:number-columns-repeated="3"/>
        </table:table-row>
        <table:table-row table:style-name="ro1">
          <table:table-cell office:value-type="float" office:value="1544147764" calcext:value-type="float">
            <text:p>1544147764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01:56:04</text:p>
          </table:table-cell>
          <table:table-cell office:value-type="float" office:value="552846" calcext:value-type="float">
            <text:p>5528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89b8110c10edb951f0cc18c4bac603d2651cfa61423b2974e5caef0944974ce</text:p>
          </table:table-cell>
          <table:table-cell office:value-type="float" office:value="144" calcext:value-type="float">
            <text:p>144</text:p>
          </table:table-cell>
          <table:table-cell office:value-type="float" office:value="10837" calcext:value-type="float">
            <text:p>10837</text:p>
          </table:table-cell>
          <table:table-cell table:formula="of:=FLOOR([.A146];7*24*60*60)" office:value-type="float" office:value="1544054400" calcext:value-type="float">
            <text:p>1544054400</text:p>
          </table:table-cell>
          <table:table-cell table:number-columns-repeated="3"/>
        </table:table-row>
        <table:table-row table:style-name="ro1">
          <table:table-cell office:value-type="float" office:value="1545833661" calcext:value-type="float">
            <text:p>1545833661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14:14:21</text:p>
          </table:table-cell>
          <table:table-cell office:value-type="float" office:value="555576" calcext:value-type="float">
            <text:p>55557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b3afccca9309ebb4a92844a004a08fc90d55d89807281af9626e9455b71e7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7];7*24*60*60)" office:value-type="float" office:value="1545264000" calcext:value-type="float">
            <text:p>1545264000</text:p>
          </table:table-cell>
          <table:table-cell table:number-columns-repeated="3"/>
        </table:table-row>
        <table:table-row table:style-name="ro1">
          <table:table-cell office:value-type="float" office:value="1545834829" calcext:value-type="float">
            <text:p>1545834829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14:33:49</text:p>
          </table:table-cell>
          <table:table-cell office:value-type="float" office:value="555578" calcext:value-type="float">
            <text:p>55557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b189d25a22fb2cc6160e773c58a9e829633bad84024a6ad5e9ec22088eea60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8];7*24*60*60)" office:value-type="float" office:value="1545264000" calcext:value-type="float">
            <text:p>1545264000</text:p>
          </table:table-cell>
          <table:table-cell table:number-columns-repeated="3"/>
        </table:table-row>
        <table:table-row table:style-name="ro1">
          <table:table-cell office:value-type="float" office:value="1546314901" calcext:value-type="float">
            <text:p>1546314901</text:p>
          </table:table-cell>
          <table:table-cell office:value-type="string" calcext:value-type="string">
            <text:p>2019-01-01</text:p>
          </table:table-cell>
          <table:table-cell office:value-type="string" calcext:value-type="string">
            <text:p>03:55:01</text:p>
          </table:table-cell>
          <table:table-cell office:value-type="float" office:value="556480" calcext:value-type="float">
            <text:p>55648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d0cdf2b9430ed55742ec35b6bcd3c30de365aff15684a0be77f0c4c4835f23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9];7*24*60*60)" office:value-type="float" office:value="1545868800" calcext:value-type="float">
            <text:p>1545868800</text:p>
          </table:table-cell>
          <table:table-cell table:number-columns-repeated="3"/>
        </table:table-row>
        <table:table-row table:style-name="ro1">
          <table:table-cell office:value-type="float" office:value="1546314901" calcext:value-type="float">
            <text:p>1546314901</text:p>
          </table:table-cell>
          <table:table-cell office:value-type="string" calcext:value-type="string">
            <text:p>2019-01-01</text:p>
          </table:table-cell>
          <table:table-cell office:value-type="string" calcext:value-type="string">
            <text:p>03:55:01</text:p>
          </table:table-cell>
          <table:table-cell office:value-type="float" office:value="556480" calcext:value-type="float">
            <text:p>55648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14735061d02819acd49932a8dd89d6887ee30226486b9ee3f59e16dbb532f5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0];7*24*60*60)" office:value-type="float" office:value="1545868800" calcext:value-type="float">
            <text:p>1545868800</text:p>
          </table:table-cell>
          <table:table-cell table:number-columns-repeated="3"/>
        </table:table-row>
        <table:table-row table:style-name="ro1">
          <table:table-cell office:value-type="float" office:value="1546646288" calcext:value-type="float">
            <text:p>1546646288</text:p>
          </table:table-cell>
          <table:table-cell office:value-type="string" calcext:value-type="string">
            <text:p>2019-01-04</text:p>
          </table:table-cell>
          <table:table-cell office:value-type="string" calcext:value-type="string">
            <text:p>23:58:08</text:p>
          </table:table-cell>
          <table:table-cell office:value-type="float" office:value="557062" calcext:value-type="float">
            <text:p>55706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c6facea7cbf7f4459edb324aa0336fdf28d65aeaabb4f012309ec38fef7d5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FLOOR([.A151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6888597" calcext:value-type="float">
            <text:p>1546888597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19:16:37</text:p>
          </table:table-cell>
          <table:table-cell office:value-type="float" office:value="557486" calcext:value-type="float">
            <text:p>55748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576a868a0d66d52c4b0eea46a2120dc36e3e1cf8a06cb28422b05cf6690f9d1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formula="of:=FLOOR([.A152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7080" calcext:value-type="float">
            <text:p>1547067080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0:51:20</text:p>
          </table:table-cell>
          <table:table-cell office:value-type="float" office:value="557816" calcext:value-type="float">
            <text:p>55781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92633b90d42f30788c777a5b3fe0e3b828b47599e5728fd20e4627dbba1e1c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3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8042" calcext:value-type="float">
            <text:p>1547068042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1:07:22</text:p>
          </table:table-cell>
          <table:table-cell office:value-type="float" office:value="557819" calcext:value-type="float">
            <text:p>55781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64aba51d8d7fdaaf74dc06d0b05d7e5126ff52d2b88d6f803131a5c24a2d22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4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8042" calcext:value-type="float">
            <text:p>1547068042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1:07:22</text:p>
          </table:table-cell>
          <table:table-cell office:value-type="float" office:value="557819" calcext:value-type="float">
            <text:p>55781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d29460675c7fe41e466f0596e89d804ed9c42311f59f88e78967937e7bf109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5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128519" calcext:value-type="float">
            <text:p>154712851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3:55:19</text:p>
          </table:table-cell>
          <table:table-cell office:value-type="float" office:value="557931" calcext:value-type="float">
            <text:p>5579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63282335e460c27dc8da3db52c87ed4849aeb49349fe37a5bb9fcf373989e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156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287719" calcext:value-type="float">
            <text:p>1547287719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0:08:39</text:p>
          </table:table-cell>
          <table:table-cell office:value-type="float" office:value="558209" calcext:value-type="float">
            <text:p>5582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1e7fa250afe82b2d9734cb4d2fc18275779fb077c9c24f8a9cb5e4fa8a466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7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676734" calcext:value-type="float">
            <text:p>154767673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2:12:14</text:p>
          </table:table-cell>
          <table:table-cell office:value-type="float" office:value="558822" calcext:value-type="float">
            <text:p>5588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459bac08648a698db0f2c47cc86a0857fbdf8104f54224080516fe97a5d4eb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58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940502" calcext:value-type="float">
            <text:p>154794050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3:28:22</text:p>
          </table:table-cell>
          <table:table-cell office:value-type="float" office:value="559227" calcext:value-type="float">
            <text:p>5592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7a517646b668e4303caf1567e061460ec538f232dd387da04cd9d5769376e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59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60ddfaf0d08af5e5b56b8a4aa9a36becacd7e76b0e335f9011909ee19aa92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0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ef3e9415f83d2d24836688e3762db449a70174d661a72c35d0d9736f686990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1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2866" calcext:value-type="float">
            <text:p>154805286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41:06</text:p>
          </table:table-cell>
          <table:table-cell office:value-type="float" office:value="559423" calcext:value-type="float">
            <text:p>55942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c8faec15f23e5e43ab22950071e4ca1532ee3c39790d41bdb0bece8f999d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2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174064" calcext:value-type="float">
            <text:p>154817406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21:04</text:p>
          </table:table-cell>
          <table:table-cell office:value-type="float" office:value="559621" calcext:value-type="float">
            <text:p>5596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7cfb45a905a614837750cc04aa25c35e967db1dbac81c9fe22bcb701de4e455</text:p>
          </table:table-cell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table:formula="of:=FLOOR([.A163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192055" calcext:value-type="float">
            <text:p>154819205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1:20:55</text:p>
          </table:table-cell>
          <table:table-cell office:value-type="float" office:value="559652" calcext:value-type="float">
            <text:p>5596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cfd57f44a1c576044b77848d9de7aebb55eb1e481a3da8ed6b68e90b103309a</text:p>
          </table:table-cell>
          <table:table-cell office:value-type="float" office:value="144" calcext:value-type="float">
            <text:p>144</text:p>
          </table:table-cell>
          <table:table-cell office:value-type="float" office:value="231" calcext:value-type="float">
            <text:p>231</text:p>
          </table:table-cell>
          <table:table-cell table:formula="of:=FLOOR([.A164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233845" calcext:value-type="float">
            <text:p>1548233845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08:57:25</text:p>
          </table:table-cell>
          <table:table-cell office:value-type="float" office:value="559736" calcext:value-type="float">
            <text:p>55973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de4bf794d4b402fe0f90d412b6603fec9f041c3034435cc9fb76806c50a69d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65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543909" calcext:value-type="float">
            <text:p>1548543909</text:p>
          </table:table-cell>
          <table:table-cell office:value-type="string" calcext:value-type="string">
            <text:p>2019-01-26</text:p>
          </table:table-cell>
          <table:table-cell office:value-type="string" calcext:value-type="string">
            <text:p>23:05:09</text:p>
          </table:table-cell>
          <table:table-cell office:value-type="float" office:value="560250" calcext:value-type="float">
            <text:p>56025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33b33d26a1191b168d268a3fe98092231f845fdb750fe077380ddf7e2606dd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66];7*24*60*60)" office:value-type="float" office:value="1548288000" calcext:value-type="float">
            <text:p>1548288000</text:p>
          </table:table-cell>
          <table:table-cell table:number-columns-repeated="3"/>
        </table:table-row>
        <table:table-row table:style-name="ro1">
          <table:table-cell office:value-type="float" office:value="1549061545" calcext:value-type="float">
            <text:p>1549061545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22:52:25</text:p>
          </table:table-cell>
          <table:table-cell office:value-type="float" office:value="561133" calcext:value-type="float">
            <text:p>56113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4a7a27e247a3e8b2f9b9d5e4e6f3c1167e5617cfec7dd1ab79c62d5cc1c71d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7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115566" calcext:value-type="float">
            <text:p>1549115566</text:p>
          </table:table-cell>
          <table:table-cell office:value-type="string" calcext:value-type="string">
            <text:p>2019-02-02</text:p>
          </table:table-cell>
          <table:table-cell office:value-type="string" calcext:value-type="string">
            <text:p>13:52:46</text:p>
          </table:table-cell>
          <table:table-cell office:value-type="float" office:value="561221" calcext:value-type="float">
            <text:p>5612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bca04d3528a032b1c69d0fdc8ee48686d54318c2fafc53128c41b468c216b6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table:formula="of:=FLOOR([.A168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336970" calcext:value-type="float">
            <text:p>1549336970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03:22:50</text:p>
          </table:table-cell>
          <table:table-cell office:value-type="float" office:value="561591" calcext:value-type="float">
            <text:p>56159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6fcb6465c5afbbe931a62b44d05f3df587bc584411985a193c69fad2960352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9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356529" calcext:value-type="float">
            <text:p>1549356529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08:48:49</text:p>
          </table:table-cell>
          <table:table-cell office:value-type="float" office:value="561625" calcext:value-type="float">
            <text:p>56162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9fed54a9c0974b256a5526e04c18e8ccf0e49940f68518edc04e32cc942b5a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0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430322" calcext:value-type="float">
            <text:p>1549430322</text:p>
          </table:table-cell>
          <table:table-cell office:value-type="string" calcext:value-type="string">
            <text:p>2019-02-06</text:p>
          </table:table-cell>
          <table:table-cell office:value-type="string" calcext:value-type="string">
            <text:p>05:18:42</text:p>
          </table:table-cell>
          <table:table-cell office:value-type="float" office:value="561756" calcext:value-type="float">
            <text:p>56175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39b4c54acb379f20d58c6ac39b4203d53b5eb3303e4b32c8bb8cced10cd745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71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552613" calcext:value-type="float">
            <text:p>1549552613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5:16:53</text:p>
          </table:table-cell>
          <table:table-cell office:value-type="float" office:value="561991" calcext:value-type="float">
            <text:p>56199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4011ad5ac6c87a308e61c53b95d413498e03c6d9883fa98a5547798996305ac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formula="of:=FLOOR([.A172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56759" calcext:value-type="float">
            <text:p>1549556759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6:25:59</text:p>
          </table:table-cell>
          <table:table-cell office:value-type="float" office:value="561999" calcext:value-type="float">
            <text:p>56199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2aed2ba23c3567fbab2f07804a056cac3a5f6dbe29ca77f6fc7c3e8b40ab0b8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formula="of:=FLOOR([.A173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56902" calcext:value-type="float">
            <text:p>1549556902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6:28:22</text:p>
          </table:table-cell>
          <table:table-cell office:value-type="float" office:value="562000" calcext:value-type="float">
            <text:p>562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bfbed1c63d82aef9fc3df393d00bd7c9fed0b73b751de115c68be1f1663256e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table:formula="of:=FLOOR([.A174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2720" calcext:value-type="float">
            <text:p>1549562720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8:05:20</text:p>
          </table:table-cell>
          <table:table-cell office:value-type="float" office:value="562010" calcext:value-type="float">
            <text:p>56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157f9b287837cc9c3322591712162694d046e86ddeb6811f94c6086812ce10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5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8324" calcext:value-type="float">
            <text:p>1549568324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9:38:44</text:p>
          </table:table-cell>
          <table:table-cell office:value-type="float" office:value="562026" calcext:value-type="float">
            <text:p>56202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b0172b52591acd17f4e09b9fccced830b668eb1009410b8bc53e793c3a0c0aa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formula="of:=FLOOR([.A176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9831" calcext:value-type="float">
            <text:p>1549569831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20:03:51</text:p>
          </table:table-cell>
          <table:table-cell office:value-type="float" office:value="562031" calcext:value-type="float">
            <text:p>5620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659175fd1744c79073e87606a01361a9062f020e8f64203c5c3816b02a51594</text:p>
          </table:table-cell>
          <table:table-cell office:value-type="float" office:value="144" calcext:value-type="float">
            <text:p>144</text:p>
          </table:table-cell>
          <table:table-cell office:value-type="float" office:value="2610" calcext:value-type="float">
            <text:p>2610</text:p>
          </table:table-cell>
          <table:table-cell table:formula="of:=FLOOR([.A177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3c06d4f3c45233dea05c935f7562339d9341b54e0a690e3389e594b8e634b1d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78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d42809f8f9ca7dede6ff61c7a2afc5449945ecd3f133dd526caca1a9b98068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179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f376ac23a7f808db82de98cd74a39f1124671938064d7b46cd62fa1bf0915c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180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badeaee15d85481a90869f59d255c2c4a37b4038751049ba5e523e0a4990d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1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817412" calcext:value-type="float">
            <text:p>1549817412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16:50:12</text:p>
          </table:table-cell>
          <table:table-cell office:value-type="float" office:value="562462" calcext:value-type="float">
            <text:p>56246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a349fdfdd69ebcae9839f5f484bb4e89f2f971de689abb8092dfc241763807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2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891958" calcext:value-type="float">
            <text:p>1549891958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13:32:38</text:p>
          </table:table-cell>
          <table:table-cell office:value-type="float" office:value="562597" calcext:value-type="float">
            <text:p>5625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cd336af7e1039387357611a5a5558e050998b7bee203cdfa91005e7b1442e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3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941164" calcext:value-type="float">
            <text:p>1549941164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03:12:44</text:p>
          </table:table-cell>
          <table:table-cell office:value-type="float" office:value="562672" calcext:value-type="float">
            <text:p>5626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311003d92fb0383ed4c3aec299a6c76a869e11d58a187716cfbcc1b4681df3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4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941164" calcext:value-type="float">
            <text:p>1549941164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03:12:44</text:p>
          </table:table-cell>
          <table:table-cell office:value-type="float" office:value="562672" calcext:value-type="float">
            <text:p>5626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a3bc91aed4905f6121ab3e5db0e8ab5dce133289ff0665c17eccc0712fa70b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5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50079802" calcext:value-type="float">
            <text:p>1550079802</text:p>
          </table:table-cell>
          <table:table-cell office:value-type="string" calcext:value-type="string">
            <text:p>2019-02-13</text:p>
          </table:table-cell>
          <table:table-cell office:value-type="string" calcext:value-type="string">
            <text:p>17:43:22</text:p>
          </table:table-cell>
          <table:table-cell office:value-type="float" office:value="562884" calcext:value-type="float">
            <text:p>56288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414bb06875a4e27aa1ace6cad8e90e9fc20b1d34ed7e1433fc68b79ab142be7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FLOOR([.A186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50257976" calcext:value-type="float">
            <text:p>1550257976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19:12:56</text:p>
          </table:table-cell>
          <table:table-cell office:value-type="float" office:value="563173" calcext:value-type="float">
            <text:p>5631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fb882caf522f0f1a09a733e22dafbbaafe673eef3a255944182385a1283ef4f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87];7*24*60*60)" office:value-type="float" office:value="1550102400" calcext:value-type="float">
            <text:p>1550102400</text:p>
          </table:table-cell>
          <table:table-cell table:number-columns-repeated="3"/>
        </table:table-row>
        <table:table-row table:style-name="ro1">
          <table:table-cell office:value-type="float" office:value="1550440741" calcext:value-type="float">
            <text:p>155044074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21:59:01</text:p>
          </table:table-cell>
          <table:table-cell office:value-type="float" office:value="563499" calcext:value-type="float">
            <text:p>56349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76fc0ebbc11bdbde6c9275bf689a1c25e61f3b3bf420093e64590efd96c3ed3</text:p>
          </table:table-cell>
          <table:table-cell office:value-type="float" office:value="144" calcext:value-type="float">
            <text:p>144</text:p>
          </table:table-cell>
          <table:table-cell office:value-type="float" office:value="21490" calcext:value-type="float">
            <text:p>21490</text:p>
          </table:table-cell>
          <table:table-cell table:formula="of:=FLOOR([.A188];7*24*60*60)" office:value-type="float" office:value="1550102400" calcext:value-type="float">
            <text:p>15501024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77ce624652e191a4dfcd4c77675cee71c4c2429a60f360eb464bc43f84cc429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formula="of:=FLOOR([.A189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9b901e477972666d95f7c7131a4a998effa9a050945b19411e6f86b9e0233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0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3b289f7f4e4ace8725c6f9f04cdb064099bcd3f986a81165eee252e3b2443d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1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737c992e1091c6e897fd5fbf6c91e3ee157c65dfc01ccb9926a705ce3ffdd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2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25f326e097831f3de73aad4fcadaaad20dabedbe270d35eb1785e122572cbe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3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63f54099efdc9bd488e35490f0dc9974bd58c9ec3a9b307a067b66d83426a2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4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35466" calcext:value-type="float">
            <text:p>1550735466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7:51:06</text:p>
          </table:table-cell>
          <table:table-cell office:value-type="float" office:value="563997" calcext:value-type="float">
            <text:p>5639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0f97789fccf7f0a00d77e5775c0262d23c12b41b4989a54153b8d02d3d5fd33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table:formula="of:=FLOOR([.A195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1189191" calcext:value-type="float">
            <text:p>1551189191</text:p>
          </table:table-cell>
          <table:table-cell office:value-type="string" calcext:value-type="string">
            <text:p>2019-02-26</text:p>
          </table:table-cell>
          <table:table-cell office:value-type="string" calcext:value-type="string">
            <text:p>13:53:11</text:p>
          </table:table-cell>
          <table:table-cell office:value-type="float" office:value="564746" calcext:value-type="float">
            <text:p>5647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6eeb3695a3188fc5409807e05b83128513014b672035753716508472fd4f06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formula="of:=FLOOR([.A196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1397712" calcext:value-type="float">
            <text:p>1551397712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23:48:32</text:p>
          </table:table-cell>
          <table:table-cell office:value-type="float" office:value="565107" calcext:value-type="float">
            <text:p>5651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976975dccca97608ba59de187afbe3dbec426f7cfdd5cf07315b7587126909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7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437271" calcext:value-type="float">
            <text:p>1551437271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10:47:51</text:p>
          </table:table-cell>
          <table:table-cell office:value-type="float" office:value="565193" calcext:value-type="float">
            <text:p>56519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7b2b959e88c52de4414bee7b7bbddb0e92d8edb35e302f2d0b78491b5fa30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8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532690" calcext:value-type="float">
            <text:p>1551532690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13:18:10</text:p>
          </table:table-cell>
          <table:table-cell office:value-type="float" office:value="565349" calcext:value-type="float">
            <text:p>56534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5614f140e8845c9b0ce1271f9e44e1cb398574f4cca762e3bec6444c0decf1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FLOOR([.A199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809493" calcext:value-type="float">
            <text:p>1551809493</text:p>
          </table:table-cell>
          <table:table-cell office:value-type="string" calcext:value-type="string">
            <text:p>2019-03-05</text:p>
          </table:table-cell>
          <table:table-cell office:value-type="string" calcext:value-type="string">
            <text:p>18:11:33</text:p>
          </table:table-cell>
          <table:table-cell office:value-type="float" office:value="565801" calcext:value-type="float">
            <text:p>5658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e5eed7d64a93b51d4e3ed68f58406edd72d6b7aeb5b5d15867b7f2e72c22b50</text:p>
          </table:table-cell>
          <table:table-cell office:value-type="float" office:value="144" calcext:value-type="float">
            <text:p>144</text:p>
          </table:table-cell>
          <table:table-cell office:value-type="float" office:value="6380" calcext:value-type="float">
            <text:p>6380</text:p>
          </table:table-cell>
          <table:table-cell table:formula="of:=FLOOR([.A200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291b4eb0b75d8d09039d99df168c2271a2e08b94aed2f5e8a9fe098a8a10a7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1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525c59ac5f3238980a6722c5f5749936734195ca7fb3211379a5cbb7c11e57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2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562b582bc596f83e1c44a6ab58c840afb20b75e6d272394cc1b256640982fe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FLOOR([.A203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82537234ecc6fe8383834cee2fc755d6660ea9088b1aab356dc720dc9eba1ec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formula="of:=FLOOR([.A204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8a35ba489a28a8d5a477b4f0caaab21718966be6e23c1d84817d40253b49af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5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bea50e75557ea6b84dbd184799b049bc7547d743c6f1f061208f65ef21deff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6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b232e610d38b7fb49e483571495d28e19cb1f4a5b5365c50c03286708a7d70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7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5813739b52f2fdd47e21a6c27b3827c15d1526c2851336fce46eee027b901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8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e19b2a0ab1050a4911163b06b68a525ec72c67401119829b348870dd78d7d1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9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505e446806bf08ecf3d7e0c62242b9654816d0644bd4344fc3061c05aed821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0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18166" calcext:value-type="float">
            <text:p>1552218166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11:42:46</text:p>
          </table:table-cell>
          <table:table-cell office:value-type="float" office:value="566465" calcext:value-type="float">
            <text:p>56646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f63b1690be9b0bcc13c6586b047354ed90dd91f294ec7037348194672d421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1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17087" calcext:value-type="float">
            <text:p>1552317087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15:11:27</text:p>
          </table:table-cell>
          <table:table-cell office:value-type="float" office:value="566614" calcext:value-type="float">
            <text:p>56661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180c2172f69c2e1dc059723c9569a1c8aacda1d4ba8bd0baec535221c6939c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2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13971" calcext:value-type="float">
            <text:p>155231397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14:19:31</text:p>
          </table:table-cell>
          <table:table-cell office:value-type="float" office:value="566609" calcext:value-type="float">
            <text:p>5666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47f209fa99e2c09a8303cb7ee921d0995d51a20c2490f64c6218a4c52cbcf0f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table:formula="of:=FLOOR([.A213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43797" calcext:value-type="float">
            <text:p>1552343797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2:36:37</text:p>
          </table:table-cell>
          <table:table-cell office:value-type="float" office:value="566661" calcext:value-type="float">
            <text:p>5666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e3a89dbc6d0fcfdca0250e7a3219a77751f5df8a8167743d7d4a78a632b1b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4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574146" calcext:value-type="float">
            <text:p>1552574146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14:35:46</text:p>
          </table:table-cell>
          <table:table-cell office:value-type="float" office:value="567027" calcext:value-type="float">
            <text:p>5670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94a26a2d955c4217f4d2b5fc3092acda88ed3fc92a9d1b58bc4cbee97d019c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15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681546" calcext:value-type="float">
            <text:p>1552681546</text:p>
          </table:table-cell>
          <table:table-cell office:value-type="string" calcext:value-type="string">
            <text:p>2019-03-15</text:p>
          </table:table-cell>
          <table:table-cell office:value-type="string" calcext:value-type="string">
            <text:p>20:25:46</text:p>
          </table:table-cell>
          <table:table-cell office:value-type="float" office:value="567231" calcext:value-type="float">
            <text:p>5672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21ee6bf337d2ecf1419a5ac420d913f755955d5e49adf0f76da6ab3a2be0e1c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formula="of:=FLOOR([.A216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701427" calcext:value-type="float">
            <text:p>1552701427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01:57:07</text:p>
          </table:table-cell>
          <table:table-cell office:value-type="float" office:value="567264" calcext:value-type="float">
            <text:p>56726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3d54f11d081cab8bb3030216fb336981b9e0fbf03db998123523c98ff8f13d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7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1542" calcext:value-type="float">
            <text:p>155287154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12:22</text:p>
          </table:table-cell>
          <table:table-cell office:value-type="float" office:value="567569" calcext:value-type="float">
            <text:p>56756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5c10a644f8e514a714a88080b4af54578f8fe6c73c6ee95b251ef0459f3e65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formula="of:=FLOOR([.A218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2403" calcext:value-type="float">
            <text:p>1552872403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26:43</text:p>
          </table:table-cell>
          <table:table-cell office:value-type="float" office:value="567570" calcext:value-type="float">
            <text:p>5675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c3854f1f9aaee1a6efbc4aa901a5bc6d57c8357150f25f47a31bb72f3902b6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9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2403" calcext:value-type="float">
            <text:p>1552872403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26:43</text:p>
          </table:table-cell>
          <table:table-cell office:value-type="float" office:value="567570" calcext:value-type="float">
            <text:p>5675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92be8de1bd0a759cf3396932969abe2bcf05a043e5f3296be58b038d3e20dff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formula="of:=FLOOR([.A220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963579" calcext:value-type="float">
            <text:p>1552963579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02:46:19</text:p>
          </table:table-cell>
          <table:table-cell office:value-type="float" office:value="567740" calcext:value-type="float">
            <text:p>56774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102438bbbaa472e70971acb284fe325340e962a83ef068587b922942eb0d45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221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963579" calcext:value-type="float">
            <text:p>1552963579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02:46:19</text:p>
          </table:table-cell>
          <table:table-cell office:value-type="float" office:value="567740" calcext:value-type="float">
            <text:p>56774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95bebd75891eff9c0b452f8c63692aca1d0fd119f407b0800d928312fa4c18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222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3674800" calcext:value-type="float">
            <text:p>155367480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08:20:00</text:p>
          </table:table-cell>
          <table:table-cell office:value-type="float" office:value="568995" calcext:value-type="float">
            <text:p>56899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4f8d32f93974fe981bec1f7caf98113d6b12561760544a056818735e766f6d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3];7*24*60*60)" office:value-type="float" office:value="1553126400" calcext:value-type="float">
            <text:p>1553126400</text:p>
          </table:table-cell>
          <table:table-cell table:number-columns-repeated="3"/>
        </table:table-row>
        <table:table-row table:style-name="ro1">
          <table:table-cell office:value-type="float" office:value="1554052945" calcext:value-type="float">
            <text:p>155405294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17:22:25</text:p>
          </table:table-cell>
          <table:table-cell office:value-type="float" office:value="569625" calcext:value-type="float">
            <text:p>56962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158ea75edcd2458084a910ad98ab9405f5e4984b05c3f8d8955bec040d77840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table:formula="of:=FLOOR([.A224];7*24*60*60)" office:value-type="float" office:value="1553731200" calcext:value-type="float">
            <text:p>1553731200</text:p>
          </table:table-cell>
          <table:table-cell table:number-columns-repeated="3"/>
        </table:table-row>
        <table:table-row table:style-name="ro1">
          <table:table-cell office:value-type="float" office:value="1554417451" calcext:value-type="float">
            <text:p>1554417451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22:37:31</text:p>
          </table:table-cell>
          <table:table-cell office:value-type="float" office:value="570227" calcext:value-type="float">
            <text:p>5702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ba768cc68e4e3eba38f19207f2e998bb0839eb2b0fdf2593af7ca984393022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5];7*24*60*60)" office:value-type="float" office:value="1554336000" calcext:value-type="float">
            <text:p>1554336000</text:p>
          </table:table-cell>
          <table:table-cell table:number-columns-repeated="3"/>
        </table:table-row>
        <table:table-row table:style-name="ro1">
          <table:table-cell office:value-type="float" office:value="1554866303" calcext:value-type="float">
            <text:p>1554866303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03:18:23</text:p>
          </table:table-cell>
          <table:table-cell office:value-type="float" office:value="570973" calcext:value-type="float">
            <text:p>5709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43b840c11d3d5a36f7da145503269a7ad4a698303944340720ac69e1d299e8f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6];7*24*60*60)" office:value-type="float" office:value="1554336000" calcext:value-type="float">
            <text:p>1554336000</text:p>
          </table:table-cell>
          <table:table-cell table:number-columns-repeated="3"/>
        </table:table-row>
        <table:table-row table:style-name="ro1">
          <table:table-cell office:value-type="float" office:value="1554998413" calcext:value-type="float">
            <text:p>1554998413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16:00:13</text:p>
          </table:table-cell>
          <table:table-cell office:value-type="float" office:value="571205" calcext:value-type="float">
            <text:p>57120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c28e78eb67071b1fe015b80a94eede34e9752d40db6392a7af4fc11398e68d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27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375236" calcext:value-type="float">
            <text:p>1555375236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00:40:36</text:p>
          </table:table-cell>
          <table:table-cell office:value-type="float" office:value="571813" calcext:value-type="float">
            <text:p>5718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bec8455e0c9060e4ee6653ab20acb95d3b5f5a2d624f855948aeccaac0b57c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8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397344" calcext:value-type="float">
            <text:p>1555397344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06:49:04</text:p>
          </table:table-cell>
          <table:table-cell office:value-type="float" office:value="571847" calcext:value-type="float">
            <text:p>57184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1b682f9ec0e990b349cc7f5d37062dd56720dd882c9acffc6c8ecfa2b4773dc</text:p>
          </table:table-cell>
          <table:table-cell office:value-type="float" office:value="144" calcext:value-type="float">
            <text:p>144</text:p>
          </table:table-cell>
          <table:table-cell office:value-type="float" office:value="607" calcext:value-type="float">
            <text:p>607</text:p>
          </table:table-cell>
          <table:table-cell table:formula="of:=FLOOR([.A229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518558" calcext:value-type="float">
            <text:p>1555518558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16:29:18</text:p>
          </table:table-cell>
          <table:table-cell office:value-type="float" office:value="572043" calcext:value-type="float">
            <text:p>57204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8e2e516bd97e4f9ae52733946e5e9690826f49fa6ce353c7822f3644422e285</text:p>
          </table:table-cell>
          <table:table-cell office:value-type="float" office:value="144" calcext:value-type="float">
            <text:p>144</text:p>
          </table:table-cell>
          <table:table-cell office:value-type="float" office:value="317" calcext:value-type="float">
            <text:p>317</text:p>
          </table:table-cell>
          <table:table-cell table:formula="of:=FLOOR([.A230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690151" calcext:value-type="float">
            <text:p>1555690151</text:p>
          </table:table-cell>
          <table:table-cell office:value-type="string" calcext:value-type="string">
            <text:p>2019-04-19</text:p>
          </table:table-cell>
          <table:table-cell office:value-type="string" calcext:value-type="string">
            <text:p>16:09:11</text:p>
          </table:table-cell>
          <table:table-cell office:value-type="float" office:value="572338" calcext:value-type="float">
            <text:p>57233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097ea111b6e1a3791aaa3aab16fdb0734b795eb170db0b2a77bb666e6e45b7e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table:formula="of:=FLOOR([.A231];7*24*60*60)" office:value-type="float" office:value="1555545600" calcext:value-type="float">
            <text:p>1555545600</text:p>
          </table:table-cell>
          <table:table-cell table:number-columns-repeated="3"/>
        </table:table-row>
        <table:table-row table:style-name="ro1">
          <table:table-cell office:value-type="float" office:value="1555953576" calcext:value-type="float">
            <text:p>1555953576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17:19:36</text:p>
          </table:table-cell>
          <table:table-cell office:value-type="float" office:value="572786" calcext:value-type="float">
            <text:p>57278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a60cf746a7acc5ca66133b6dbb7ea8a50be9b38bbf9c4e5b42f9d39f4ed395</text:p>
          </table:table-cell>
          <table:table-cell office:value-type="float" office:value="144" calcext:value-type="float">
            <text:p>144</text:p>
          </table:table-cell>
          <table:table-cell office:value-type="float" office:value="1060" calcext:value-type="float">
            <text:p>1060</text:p>
          </table:table-cell>
          <table:table-cell table:formula="of:=FLOOR([.A232];7*24*60*60)" office:value-type="float" office:value="1555545600" calcext:value-type="float">
            <text:p>1555545600</text:p>
          </table:table-cell>
          <table:table-cell table:number-columns-repeated="3"/>
        </table:table-row>
        <table:table-row table:style-name="ro1">
          <table:table-cell office:value-type="float" office:value="1556311391" calcext:value-type="float">
            <text:p>1556311391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20:43:11</text:p>
          </table:table-cell>
          <table:table-cell office:value-type="float" office:value="573372" calcext:value-type="float">
            <text:p>5733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0d0a234fe4c88840f90c222215bdd3ff61b1d1d659794d683312809d46eb77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3];7*24*60*60)" office:value-type="float" office:value="1556150400" calcext:value-type="float">
            <text:p>1556150400</text:p>
          </table:table-cell>
          <table:table-cell table:number-columns-repeated="3"/>
        </table:table-row>
        <table:table-row table:style-name="ro1">
          <table:table-cell office:value-type="float" office:value="1556571726" calcext:value-type="float">
            <text:p>1556571726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:02:06</text:p>
          </table:table-cell>
          <table:table-cell office:value-type="float" office:value="573831" calcext:value-type="float">
            <text:p>5738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bac130f0a8216a1456e2f4d0a1bf77842263c1a05e157b7ae1da8de893189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4];7*24*60*60)" office:value-type="float" office:value="1556150400" calcext:value-type="float">
            <text:p>1556150400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963.1pt" svg:height="501.62pt" svg:x="0.03pt" svg:y="0pt">
            <draw:object draw:notify-on-update-of-ranges="remedy.K1:remedy.K68 remedy.L1:remedy.L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4:49:19.704353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4:50:36.492003215</dc:date>
    <meta:editing-duration>PT6M12S</meta:editing-duration>
    <meta:editing-cycles>2</meta:editing-cycles>
    <meta:generator>LibreOffice/6.1.5.2$Linux_X86_64 LibreOffice_project/10$Build-2</meta:generator>
    <meta:document-statistic meta:table-count="2" meta:cell-count="23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977cm" svg:height="17.697cm" xlink:href=".." xlink:type="simple" chart:class="chart:line" chart:style-name="ch1">
        <chart:title svg:x="12.949cm" svg:y="0.489cm" chart:style-name="ch2">
          <text:p>Breach Remedy Transactions per Week</text:p>
        </chart:title>
        <chart:plot-area chart:style-name="ch3" table:cell-range-address="remedy.K1:remedy.L68" chart:data-source-has-labels="column" svg:x="0.679cm" svg:y="1.621cm" svg:width="32.619cm" svg:height="15.723cm">
          <chartooo:coordinate-region svg:x="1.307cm" svg:y="1.82cm" svg:width="31.991cm" svg:height="14.877cm"/>
          <chart:axis chart:dimension="x" chart:name="primary-x" chart:style-name="ch4" chartooo:axis-type="auto">
            <chartooo:date-scale/>
            <chart:categories table:cell-range-address="remedy.K1:remedy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medy.L1:remedy.L68" chart:class="chart:line"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3118">
                <text:p>43118</text:p>
                <draw:g>
                  <svg:desc>remedy.K1:remedy.K68</svg:desc>
                </draw:g>
              </table:table-cell>
              <table:table-cell office:value-type="float" office:value="1">
                <text:p>1</text:p>
                <draw:g>
                  <svg:desc>remedy.L1:remedy.L68</svg:desc>
                </draw:g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39">
                <text:p>4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53">
                <text:p>43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67">
                <text:p>43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74">
                <text:p>4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81">
                <text:p>431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188">
                <text:p>43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16">
                <text:p>4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30">
                <text:p>4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37">
                <text:p>4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44">
                <text:p>4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258">
                <text:p>43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65">
                <text:p>4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2">
                <text:p>4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9">
                <text:p>43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86">
                <text:p>4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93">
                <text:p>43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07">
                <text:p>43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14">
                <text:p>4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35">
                <text:p>43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42">
                <text:p>4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49">
                <text:p>43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363">
                <text:p>43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70">
                <text:p>43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77">
                <text:p>43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84">
                <text:p>4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91">
                <text:p>43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98">
                <text:p>43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12">
                <text:p>43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19">
                <text:p>4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26">
                <text:p>43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33">
                <text:p>43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47">
                <text:p>43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461">
                <text:p>43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475">
                <text:p>43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